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4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6728760" table:style-name="ce5">
            <text:p>6.728.760</text:p>
          </table:table-cell>
          <table:table-cell office:value-type="float" office:value="1102600" table:style-name="ce5">
            <text:p>1.102.6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476000" table:style-name="ce5">
            <text:p>476.000</text:p>
          </table:table-cell>
          <table:table-cell office:value-type="float" office:value="10113160" table:style-name="ce6">
            <text:p>10.113.160</text:p>
          </table:table-cell>
          <table:table-cell office:value-type="float" office:value="10166500" table:style-name="ce6">
            <text:p>10.166.500</text:p>
          </table:table-cell>
          <table:table-cell office:value-type="percentage" office:value="1.0052743158419326" table:style-name="ce7">
            <text:p>100,5%</text:p>
          </table:table-cell>
          <table:table-cell office:value-type="float" office:value="5747017" table:style-name="ce5">
            <text:p>5.747.017</text:p>
          </table:table-cell>
          <table:table-cell office:value-type="float" office:value="4699417" table:style-name="ce5">
            <text:p>4.699.417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166805" table:style-name="ce5">
            <text:p>1.166.805</text:p>
          </table:table-cell>
          <table:table-cell office:value-type="float" office:value="159500" table:style-name="ce5">
            <text:p>159.500</text:p>
          </table:table-cell>
          <table:table-cell office:value-type="float" office:value="285700" table:style-name="ce5">
            <text:p>285.700</text:p>
          </table:table-cell>
          <table:table-cell office:value-type="float" office:value="56900" table:style-name="ce5">
            <text:p>56.900</text:p>
          </table:table-cell>
          <table:table-cell office:value-type="float" office:value="1668905" table:style-name="ce6">
            <text:p>1.668.905</text:p>
          </table:table-cell>
          <table:table-cell office:value-type="float" office:value="1641266" table:style-name="ce6">
            <text:p>1.641.266</text:p>
          </table:table-cell>
          <table:table-cell office:value-type="percentage" office:value="0.98343884163568329" table:style-name="ce7">
            <text:p>98,3%</text:p>
          </table:table-cell>
          <table:table-cell office:value-type="float" office:value="931508" table:style-name="ce5">
            <text:p>931.508</text:p>
          </table:table-cell>
          <table:table-cell office:value-type="float" office:value="800853" table:style-name="ce5">
            <text:p>800.853</text:p>
          </table:table-cell>
          <table:table-cell office:value-type="date" office:date-value="2021-07-31T00:00:00" table:style-name="ce8">
            <text:p>31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976685" table:style-name="ce5">
            <text:p>976.685</text:p>
          </table:table-cell>
          <table:table-cell office:value-type="float" office:value="133000" table:style-name="ce5">
            <text:p>133.000</text:p>
          </table:table-cell>
          <table:table-cell office:value-type="float" office:value="235900" table:style-name="ce5">
            <text:p>235.900</text:p>
          </table:table-cell>
          <table:table-cell office:value-type="float" office:value="43750" table:style-name="ce5">
            <text:p>43.750</text:p>
          </table:table-cell>
          <table:table-cell office:value-type="float" office:value="1389335" table:style-name="ce6">
            <text:p>1.389.335</text:p>
          </table:table-cell>
          <table:table-cell office:value-type="float" office:value="1412150" table:style-name="ce6">
            <text:p>1.412.150</text:p>
          </table:table-cell>
          <table:table-cell office:value-type="percentage" office:value="1.0164215254060396" table:style-name="ce7">
            <text:p>101,6%</text:p>
          </table:table-cell>
          <table:table-cell office:value-type="float" office:value="776766" table:style-name="ce5">
            <text:p>776.766</text:p>
          </table:table-cell>
          <table:table-cell office:value-type="float" office:value="684560" table:style-name="ce5">
            <text:p>684.560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912960" table:style-name="ce5">
            <text:p>912.960</text:p>
          </table:table-cell>
          <table:table-cell office:value-type="float" office:value="181400" table:style-name="ce5">
            <text:p>181.400</text:p>
          </table:table-cell>
          <table:table-cell office:value-type="float" office:value="256400" table:style-name="ce5">
            <text:p>256.400</text:p>
          </table:table-cell>
          <table:table-cell office:value-type="float" office:value="55550" table:style-name="ce5">
            <text:p>55.550</text:p>
          </table:table-cell>
          <table:table-cell office:value-type="float" office:value="1406310" table:style-name="ce6">
            <text:p>1.406.310</text:p>
          </table:table-cell>
          <table:table-cell office:value-type="float" office:value="1334500" table:style-name="ce6">
            <text:p>1.334.500</text:p>
          </table:table-cell>
          <table:table-cell office:value-type="percentage" office:value="0.94893728978674685" table:style-name="ce7">
            <text:p>94,9%</text:p>
          </table:table-cell>
          <table:table-cell office:value-type="float" office:value="759117" table:style-name="ce5">
            <text:p>759.117</text:p>
          </table:table-cell>
          <table:table-cell office:value-type="float" office:value="649995" table:style-name="ce5">
            <text:p>649.995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689450" table:style-name="ce5">
            <text:p>1.689.450</text:p>
          </table:table-cell>
          <table:table-cell office:value-type="float" office:value="300900" table:style-name="ce5">
            <text:p>300.900</text:p>
          </table:table-cell>
          <table:table-cell office:value-type="float" office:value="503700" table:style-name="ce5">
            <text:p>503.700</text:p>
          </table:table-cell>
          <table:table-cell office:value-type="float" office:value="120900" table:style-name="ce5">
            <text:p>120.900</text:p>
          </table:table-cell>
          <table:table-cell office:value-type="float" office:value="2614950" table:style-name="ce6">
            <text:p>2.614.950</text:p>
          </table:table-cell>
          <table:table-cell office:value-type="float" office:value="2541466" table:style-name="ce6">
            <text:p>2.541.466</text:p>
          </table:table-cell>
          <table:table-cell office:value-type="percentage" office:value="0.97189850666360733" table:style-name="ce7">
            <text:p>97,2%</text:p>
          </table:table-cell>
          <table:table-cell office:value-type="float" office:value="1472994" table:style-name="ce5">
            <text:p>1.472.994</text:p>
          </table:table-cell>
          <table:table-cell office:value-type="float" office:value="1201699" table:style-name="ce5">
            <text:p>1.201.699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514365" table:style-name="ce5">
            <text:p>514.365</text:p>
          </table:table-cell>
          <table:table-cell office:value-type="float" office:value="71100" table:style-name="ce5">
            <text:p>71.1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740615" table:style-name="ce6">
            <text:p>740.615</text:p>
          </table:table-cell>
          <table:table-cell office:value-type="float" office:value="709797" table:style-name="ce6">
            <text:p>709.797</text:p>
          </table:table-cell>
          <table:table-cell office:value-type="percentage" office:value="0.958388636471041" table:style-name="ce7">
            <text:p>95,8%</text:p>
          </table:table-cell>
          <table:table-cell office:value-type="float" office:value="393239" table:style-name="ce5">
            <text:p>393.239</text:p>
          </table:table-cell>
          <table:table-cell office:value-type="float" office:value="337445" table:style-name="ce5">
            <text:p>337.445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288235" table:style-name="ce5">
            <text:p>2.288.235</text:p>
          </table:table-cell>
          <table:table-cell office:value-type="float" office:value="320600" table:style-name="ce5">
            <text:p>320.600</text:p>
          </table:table-cell>
          <table:table-cell office:value-type="float" office:value="514400" table:style-name="ce5">
            <text:p>514.400</text:p>
          </table:table-cell>
          <table:table-cell office:value-type="float" office:value="102850" table:style-name="ce5">
            <text:p>102.850</text:p>
          </table:table-cell>
          <table:table-cell office:value-type="float" office:value="3226085" table:style-name="ce6">
            <text:p>3.226.085</text:p>
          </table:table-cell>
          <table:table-cell office:value-type="float" office:value="3067171" table:style-name="ce6">
            <text:p>3.067.171</text:p>
          </table:table-cell>
          <table:table-cell office:value-type="percentage" office:value="0.95074091352211731" table:style-name="ce7">
            <text:p>95,1%</text:p>
          </table:table-cell>
          <table:table-cell office:value-type="float" office:value="1722198" table:style-name="ce5">
            <text:p>1.722.198</text:p>
          </table:table-cell>
          <table:table-cell office:value-type="float" office:value="1491966" table:style-name="ce5">
            <text:p>1.491.966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1717425" table:style-name="ce5">
            <text:p>1.717.425</text:p>
          </table:table-cell>
          <table:table-cell office:value-type="float" office:value="253800" table:style-name="ce5">
            <text:p>253.800</text:p>
          </table:table-cell>
          <table:table-cell office:value-type="float" office:value="460900" table:style-name="ce5">
            <text:p>460.900</text:p>
          </table:table-cell>
          <table:table-cell office:value-type="float" office:value="89425" table:style-name="ce5">
            <text:p>89.425</text:p>
          </table:table-cell>
          <table:table-cell office:value-type="float" office:value="2521550" table:style-name="ce6">
            <text:p>2.521.550</text:p>
          </table:table-cell>
          <table:table-cell office:value-type="float" office:value="2453491" table:style-name="ce6">
            <text:p>2.453.491</text:p>
          </table:table-cell>
          <table:table-cell office:value-type="percentage" office:value="0.97300906188653802" table:style-name="ce7">
            <text:p>97,3%</text:p>
          </table:table-cell>
          <table:table-cell office:value-type="float" office:value="1389387" table:style-name="ce5">
            <text:p>1.389.387</text:p>
          </table:table-cell>
          <table:table-cell office:value-type="float" office:value="1138087" table:style-name="ce5">
            <text:p>1.138.087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6336170" table:style-name="ce5">
            <text:p>6.336.170</text:p>
          </table:table-cell>
          <table:table-cell office:value-type="float" office:value="967400" table:style-name="ce5">
            <text:p>967.4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394000" table:style-name="ce5">
            <text:p>394.000</text:p>
          </table:table-cell>
          <table:table-cell office:value-type="float" office:value="9395670" table:style-name="ce6">
            <text:p>9.395.670</text:p>
          </table:table-cell>
          <table:table-cell office:value-type="float" office:value="9047315" table:style-name="ce6">
            <text:p>9.047.315</text:p>
          </table:table-cell>
          <table:table-cell office:value-type="percentage" office:value="0.96292387876543128" table:style-name="ce7">
            <text:p>96,3%</text:p>
          </table:table-cell>
          <table:table-cell office:value-type="float" office:value="5063727" table:style-name="ce5">
            <text:p>5.063.727</text:p>
          </table:table-cell>
          <table:table-cell office:value-type="float" office:value="4463604" table:style-name="ce5">
            <text:p>4.463.604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4048390" table:style-name="ce5">
            <text:p>4.048.390</text:p>
          </table:table-cell>
          <table:table-cell office:value-type="float" office:value="622400" table:style-name="ce5">
            <text:p>622.400</text:p>
          </table:table-cell>
          <table:table-cell office:value-type="float" office:value="1009800" table:style-name="ce5">
            <text:p>1.009.800</text:p>
          </table:table-cell>
          <table:table-cell office:value-type="float" office:value="307250" table:style-name="ce5">
            <text:p>307.250</text:p>
          </table:table-cell>
          <table:table-cell office:value-type="float" office:value="5987840" table:style-name="ce6">
            <text:p>5.987.840</text:p>
          </table:table-cell>
          <table:table-cell office:value-type="float" office:value="5740113" table:style-name="ce6">
            <text:p>5.740.113</text:p>
          </table:table-cell>
          <table:table-cell office:value-type="percentage" office:value="0.95862832006199228" table:style-name="ce7">
            <text:p>95,9%</text:p>
          </table:table-cell>
          <table:table-cell office:value-type="float" office:value="3274054" table:style-name="ce5">
            <text:p>3.274.054</text:p>
          </table:table-cell>
          <table:table-cell office:value-type="float" office:value="2668721" table:style-name="ce5">
            <text:p>2.668.721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937835" table:style-name="ce5">
            <text:p>937.835</text:p>
          </table:table-cell>
          <table:table-cell office:value-type="float" office:value="128800" table:style-name="ce5">
            <text:p>128.800</text:p>
          </table:table-cell>
          <table:table-cell office:value-type="float" office:value="228000" table:style-name="ce5">
            <text:p>228.000</text:p>
          </table:table-cell>
          <table:table-cell office:value-type="float" office:value="45550" table:style-name="ce5">
            <text:p>45.550</text:p>
          </table:table-cell>
          <table:table-cell office:value-type="float" office:value="1340185" table:style-name="ce6">
            <text:p>1.340.185</text:p>
          </table:table-cell>
          <table:table-cell office:value-type="float" office:value="1371765" table:style-name="ce6">
            <text:p>1.371.765</text:p>
          </table:table-cell>
          <table:table-cell office:value-type="percentage" office:value="1.0235639109525925" table:style-name="ce7">
            <text:p>102,4%</text:p>
          </table:table-cell>
          <table:table-cell office:value-type="float" office:value="764253" table:style-name="ce5">
            <text:p>764.253</text:p>
          </table:table-cell>
          <table:table-cell office:value-type="float" office:value="674541" table:style-name="ce5">
            <text:p>674.541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492215" table:style-name="ce5">
            <text:p>2.492.215</text:p>
          </table:table-cell>
          <table:table-cell office:value-type="float" office:value="341000" table:style-name="ce5">
            <text:p>341.000</text:p>
          </table:table-cell>
          <table:table-cell office:value-type="float" office:value="595400" table:style-name="ce5">
            <text:p>595.400</text:p>
          </table:table-cell>
          <table:table-cell office:value-type="float" office:value="116000" table:style-name="ce5">
            <text:p>116.000</text:p>
          </table:table-cell>
          <table:table-cell office:value-type="float" office:value="3544615" table:style-name="ce6">
            <text:p>3.544.615</text:p>
          </table:table-cell>
          <table:table-cell office:value-type="float" office:value="3521465" table:style-name="ce6">
            <text:p>3.521.465</text:p>
          </table:table-cell>
          <table:table-cell office:value-type="percentage" office:value="0.99346896630522641" table:style-name="ce7">
            <text:p>99,3%</text:p>
          </table:table-cell>
          <table:table-cell office:value-type="float" office:value="1926542" table:style-name="ce5">
            <text:p>1.926.542</text:p>
          </table:table-cell>
          <table:table-cell office:value-type="float" office:value="1746825" table:style-name="ce5">
            <text:p>1.746.825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277355" table:style-name="ce5">
            <text:p>277.355</text:p>
          </table:table-cell>
          <table:table-cell office:value-type="float" office:value="38400" table:style-name="ce5">
            <text:p>38.400</text:p>
          </table:table-cell>
          <table:table-cell office:value-type="float" office:value="61400" table:style-name="ce5">
            <text:p>61.400</text:p>
          </table:table-cell>
          <table:table-cell office:value-type="float" office:value="14150" table:style-name="ce5">
            <text:p>14.150</text:p>
          </table:table-cell>
          <table:table-cell office:value-type="float" office:value="391305" table:style-name="ce6">
            <text:p>391.305</text:p>
          </table:table-cell>
          <table:table-cell office:value-type="float" office:value="366102" table:style-name="ce6">
            <text:p>366.102</text:p>
          </table:table-cell>
          <table:table-cell office:value-type="percentage" office:value="0.9355924406792655" table:style-name="ce7">
            <text:p>93,6%</text:p>
          </table:table-cell>
          <table:table-cell office:value-type="float" office:value="212127" table:style-name="ce5">
            <text:p>212.127</text:p>
          </table:table-cell>
          <table:table-cell office:value-type="float" office:value="178307" table:style-name="ce5">
            <text:p>178.307</text:p>
          </table:table-cell>
          <table:table-cell office:value-type="date" office:date-value="2021-07-30T00:00:00" table:style-name="ce8">
            <text:p>3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5424045" table:style-name="ce5">
            <text:p>5.424.045</text:p>
          </table:table-cell>
          <table:table-cell office:value-type="float" office:value="904800" table:style-name="ce5">
            <text:p>904.800</text:p>
          </table:table-cell>
          <table:table-cell office:value-type="float" office:value="1309400" table:style-name="ce5">
            <text:p>1.309.400</text:p>
          </table:table-cell>
          <table:table-cell office:value-type="float" office:value="341800" table:style-name="ce5">
            <text:p>341.800</text:p>
          </table:table-cell>
          <table:table-cell office:value-type="float" office:value="7980045" table:style-name="ce6">
            <text:p>7.980.045</text:p>
          </table:table-cell>
          <table:table-cell office:value-type="float" office:value="7828086" table:style-name="ce6">
            <text:p>7.828.086</text:p>
          </table:table-cell>
          <table:table-cell office:value-type="percentage" office:value="0.98095762617879978" table:style-name="ce7">
            <text:p>98,1%</text:p>
          </table:table-cell>
          <table:table-cell office:value-type="float" office:value="4597748" table:style-name="ce5">
            <text:p>4.597.748</text:p>
          </table:table-cell>
          <table:table-cell office:value-type="float" office:value="3796573" table:style-name="ce5">
            <text:p>3.796.573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201145" table:style-name="ce5">
            <text:p>1.201.145</text:p>
          </table:table-cell>
          <table:table-cell office:value-type="float" office:value="207600" table:style-name="ce5">
            <text:p>207.6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1756745" table:style-name="ce6">
            <text:p>1.756.745</text:p>
          </table:table-cell>
          <table:table-cell office:value-type="float" office:value="1704350" table:style-name="ce6">
            <text:p>1.704.350</text:p>
          </table:table-cell>
          <table:table-cell office:value-type="percentage" office:value="0.97017495424777078" table:style-name="ce7">
            <text:p>97,0%</text:p>
          </table:table-cell>
          <table:table-cell office:value-type="float" office:value="986887" table:style-name="ce5">
            <text:p>986.887</text:p>
          </table:table-cell>
          <table:table-cell office:value-type="float" office:value="780111" table:style-name="ce5">
            <text:p>780.111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550635" table:style-name="ce5">
            <text:p>550.635</text:p>
          </table:table-cell>
          <table:table-cell office:value-type="float" office:value="85600" table:style-name="ce5">
            <text:p>85.600</text:p>
          </table:table-cell>
          <table:table-cell office:value-type="float" office:value="145700" table:style-name="ce5">
            <text:p>145.700</text:p>
          </table:table-cell>
          <table:table-cell office:value-type="float" office:value="28900" table:style-name="ce5">
            <text:p>28.900</text:p>
          </table:table-cell>
          <table:table-cell office:value-type="float" office:value="810835" table:style-name="ce6">
            <text:p>810.835</text:p>
          </table:table-cell>
          <table:table-cell office:value-type="float" office:value="797534" table:style-name="ce6">
            <text:p>797.534</text:p>
          </table:table-cell>
          <table:table-cell office:value-type="percentage" office:value="0.98359592272163876" table:style-name="ce7">
            <text:p>98,4%</text:p>
          </table:table-cell>
          <table:table-cell office:value-type="float" office:value="447128" table:style-name="ce5">
            <text:p>447.128</text:p>
          </table:table-cell>
          <table:table-cell office:value-type="float" office:value="395389" table:style-name="ce5">
            <text:p>395.389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918620" table:style-name="ce5">
            <text:p>1.918.620</text:p>
          </table:table-cell>
          <table:table-cell office:value-type="float" office:value="265800" table:style-name="ce5">
            <text:p>265.800</text:p>
          </table:table-cell>
          <table:table-cell office:value-type="float" office:value="549600" table:style-name="ce5">
            <text:p>549.600</text:p>
          </table:table-cell>
          <table:table-cell office:value-type="float" office:value="97800" table:style-name="ce5">
            <text:p>97.800</text:p>
          </table:table-cell>
          <table:table-cell office:value-type="float" office:value="2831820" table:style-name="ce6">
            <text:p>2.831.820</text:p>
          </table:table-cell>
          <table:table-cell office:value-type="float" office:value="2744493" table:style-name="ce6">
            <text:p>2.744.493</text:p>
          </table:table-cell>
          <table:table-cell office:value-type="percentage" office:value="0.96916223488781061" table:style-name="ce7">
            <text:p>96,9%</text:p>
          </table:table-cell>
          <table:table-cell office:value-type="float" office:value="1511261" table:style-name="ce5">
            <text:p>1.511.261</text:p>
          </table:table-cell>
          <table:table-cell office:value-type="float" office:value="1383558" table:style-name="ce5">
            <text:p>1.383.558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68670" table:style-name="ce5">
            <text:p>68.670</text:p>
          </table:table-cell>
          <table:table-cell office:value-type="float" office:value="13700" table:style-name="ce5">
            <text:p>13.7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04620" table:style-name="ce6">
            <text:p>104.620</text:p>
          </table:table-cell>
          <table:table-cell office:value-type="float" office:value="92815" table:style-name="ce6">
            <text:p>92.815</text:p>
          </table:table-cell>
          <table:table-cell office:value-type="percentage" office:value="0.88716306633530873" table:style-name="ce7">
            <text:p>88,7%</text:p>
          </table:table-cell>
          <table:table-cell office:value-type="float" office:value="51854" table:style-name="ce5">
            <text:p>51.854</text:p>
          </table:table-cell>
          <table:table-cell office:value-type="float" office:value="46511" table:style-name="ce5">
            <text:p>46.511</text:p>
          </table:table-cell>
          <table:table-cell office:value-type="date" office:date-value="2021-07-30T00:00:00" table:style-name="ce8">
            <text:p>3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68670" table:style-name="ce5">
            <text:p>68.670</text:p>
          </table:table-cell>
          <table:table-cell office:value-type="float" office:value="13400" table:style-name="ce5">
            <text:p>13.400</text:p>
          </table:table-cell>
          <table:table-cell office:value-type="float" office:value="15100" table:style-name="ce5">
            <text:p>15.100</text:p>
          </table:table-cell>
          <table:table-cell office:value-type="float" office:value="5250" table:style-name="ce5">
            <text:p>5.250</text:p>
          </table:table-cell>
          <table:table-cell office:value-type="float" office:value="102420" table:style-name="ce6">
            <text:p>102.420</text:p>
          </table:table-cell>
          <table:table-cell office:value-type="float" office:value="85068" table:style-name="ce6">
            <text:p>85.068</text:p>
          </table:table-cell>
          <table:table-cell office:value-type="percentage" office:value="0.83057996485061514" table:style-name="ce7">
            <text:p>83,1%</text:p>
          </table:table-cell>
          <table:table-cell office:value-type="float" office:value="48701" table:style-name="ce5">
            <text:p>48.701</text:p>
          </table:table-cell>
          <table:table-cell office:value-type="float" office:value="43592" table:style-name="ce5">
            <text:p>43.592</text:p>
          </table:table-cell>
          <table:table-cell office:value-type="date" office:date-value="2021-07-30T00:00:00" table:style-name="ce8">
            <text:p>3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6100" table:style-name="ce5">
            <text:p>106.100</text:p>
          </table:table-cell>
          <table:table-cell office:value-type="float" office:value="2000" table:style-name="ce5">
            <text:p>2.000</text:p>
          </table:table-cell>
          <table:table-cell office:value-type="float" office:value="215768" table:style-name="ce6">
            <text:p>215.768</text:p>
          </table:table-cell>
          <table:table-cell office:value-type="float" office:value="166374" table:style-name="ce6">
            <text:p>166.374</text:p>
          </table:table-cell>
          <table:table-cell office:value-type="percentage" office:value="0.77107819509843911" table:style-name="ce7">
            <text:p>77,1%</text:p>
          </table:table-cell>
          <table:table-cell office:value-type="float" office:value="89815" table:style-name="ce5">
            <text:p>89.815</text:p>
          </table:table-cell>
          <table:table-cell office:value-type="float" office:value="77718" table:style-name="ce5">
            <text:p>77.718</text:p>
          </table:table-cell>
          <table:table-cell office:value-type="date" office:date-value="2021-07-30T00:00:00" table:style-name="ce8">
            <text:p>3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3930" table:style-name="ce5">
            <text:p>3.930</text:p>
          </table:table-cell>
          <table:table-cell office:value-type="float" office:value="0" table:style-name="ce5">
            <text:p>0</text:p>
          </table:table-cell>
          <table:table-cell office:value-type="float" office:value="2530" table:style-name="ce5">
            <text:p>2.530</text:p>
          </table:table-cell>
          <table:table-cell office:value-type="float" office:value="6460" table:style-name="ce6">
            <text:p>6.460</text:p>
          </table:table-cell>
          <table:table-cell office:value-type="float" office:value="4048" table:style-name="ce6">
            <text:p>4.048</text:p>
          </table:table-cell>
          <table:table-cell office:value-type="percentage" office:value="0.62662538699690407" table:style-name="ce7">
            <text:p>62,7%</text:p>
          </table:table-cell>
          <table:table-cell office:value-type="float" office:value="3149" table:style-name="ce5">
            <text:p>3.149</text:p>
          </table:table-cell>
          <table:table-cell office:value-type="float" office:value="2590" table:style-name="ce5">
            <text:p>2.590</text:p>
          </table:table-cell>
          <table:table-cell office:value-type="date" office:date-value="2021-07-30T00:00:00" table:style-name="ce8">
            <text:p>30/07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39367803" table:style-name="ce11">
            <text:p>39.367.803</text:p>
          </table:table-cell>
          <table:table-cell office:value-type="float" office:value="6174030" table:style-name="ce12">
            <text:p>6.174.030</text:p>
          </table:table-cell>
          <table:table-cell office:value-type="float" office:value="10189600" table:style-name="ce13">
            <text:p>10.189.600</text:p>
          </table:table-cell>
          <table:table-cell office:value-type="float" office:value="2417805" table:style-name="ce14">
            <text:p>2.417.805</text:p>
          </table:table-cell>
          <table:table-cell office:value-type="float" office:value="58149238" table:style-name="ce15">
            <text:p>58.149.238</text:p>
          </table:table-cell>
          <table:table-cell office:value-type="float" office:value="56795869" table:style-name="ce15">
            <text:p>56.795.869</text:p>
          </table:table-cell>
          <table:table-cell office:value-type="percentage" office:value="0.97672593749207859" table:style-name="ce16">
            <text:p>97,7%</text:p>
          </table:table-cell>
          <table:table-cell office:value-type="float" office:value="32169472" table:style-name="ce15">
            <text:p>32.169.472</text:p>
          </table:table-cell>
          <table:table-cell office:value-type="float" office:value="27262062" table:style-name="ce15">
            <text:p>27.262.062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337549" table:style-name="ce23">
            <text:p>4.337.549</text:p>
          </table:table-cell>
          <table:table-cell office:value-type="percentage" office:value="0.93679941963366864" table:style-name="ce24">
            <text:p>93,7%</text:p>
          </table:table-cell>
          <table:table-cell office:value-type="float" office:value="4092885" table:style-name="ce23">
            <text:p>4.092.885</text:p>
          </table:table-cell>
          <table:table-cell office:value-type="percentage" office:value="0.88395826597632621" table:style-name="ce24">
            <text:p>88,4%</text:p>
          </table:table-cell>
          <table:table-cell office:value-type="date" office:date-value="2021-08-01T00:00:00" table:style-name="ce25">
            <text:p>0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26727" table:style-name="ce5">
            <text:p>726.727</text:p>
          </table:table-cell>
          <table:table-cell office:value-type="percentage" office:value="0.92301781445833941" table:style-name="ce26">
            <text:p>92,3%</text:p>
          </table:table-cell>
          <table:table-cell office:value-type="float" office:value="694326" table:style-name="ce5">
            <text:p>694.326</text:p>
          </table:table-cell>
          <table:table-cell office:value-type="percentage" office:value="0.88186522179800797" table:style-name="ce26">
            <text:p>88,2%</text:p>
          </table:table-cell>
          <table:table-cell office:value-type="date" office:date-value="2021-07-31T00:00:00" table:style-name="ce8">
            <text:p>31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39290" table:style-name="ce5">
            <text:p>639.290</text:p>
          </table:table-cell>
          <table:table-cell office:value-type="percentage" office:value="0.94518492234222651" table:style-name="ce26">
            <text:p>94,5%</text:p>
          </table:table-cell>
          <table:table-cell office:value-type="float" office:value="623727" table:style-name="ce5">
            <text:p>623.727</text:p>
          </table:table-cell>
          <table:table-cell office:value-type="percentage" office:value="0.92217515690492557" table:style-name="ce26">
            <text:p>92,2%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32424" table:style-name="ce5">
            <text:p>532.424</text:p>
          </table:table-cell>
          <table:table-cell office:value-type="percentage" office:value="0.85977734643718773" table:style-name="ce26">
            <text:p>86,0%</text:p>
          </table:table-cell>
          <table:table-cell office:value-type="float" office:value="513571" table:style-name="ce5">
            <text:p>513.571</text:p>
          </table:table-cell>
          <table:table-cell office:value-type="percentage" office:value="0.82933284672947305" table:style-name="ce26">
            <text:p>82,9%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66089" table:style-name="ce5">
            <text:p>1.066.089</text:p>
          </table:table-cell>
          <table:table-cell office:value-type="percentage" office:value="0.87506638375762846" table:style-name="ce26">
            <text:p>87,5%</text:p>
          </table:table-cell>
          <table:table-cell office:value-type="float" office:value="1010436" table:style-name="ce5">
            <text:p>1.010.436</text:p>
          </table:table-cell>
          <table:table-cell office:value-type="percentage" office:value="0.82938532949737132" table:style-name="ce26">
            <text:p>82,9%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37239" table:style-name="ce5">
            <text:p>337.239</text:p>
          </table:table-cell>
          <table:table-cell office:value-type="percentage" office:value="0.93889795259280706" table:style-name="ce26">
            <text:p>93,9%</text:p>
          </table:table-cell>
          <table:table-cell office:value-type="float" office:value="320138" table:style-name="ce5">
            <text:p>320.138</text:p>
          </table:table-cell>
          <table:table-cell office:value-type="percentage" office:value="0.89128752234218478" table:style-name="ce26">
            <text:p>89,1%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44482" table:style-name="ce5">
            <text:p>1.444.482</text:p>
          </table:table-cell>
          <table:table-cell office:value-type="percentage" office:value="0.94279828890910777" table:style-name="ce26">
            <text:p>94,3%</text:p>
          </table:table-cell>
          <table:table-cell office:value-type="float" office:value="1398200" table:style-name="ce5">
            <text:p>1.398.200</text:p>
          </table:table-cell>
          <table:table-cell office:value-type="percentage" office:value="0.9125905117216514" table:style-name="ce26">
            <text:p>91,3%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66048" table:style-name="ce5">
            <text:p>1.066.048</text:p>
          </table:table-cell>
          <table:table-cell office:value-type="percentage" office:value="0.92633613191266762" table:style-name="ce26">
            <text:p>92,6%</text:p>
          </table:table-cell>
          <table:table-cell office:value-type="float" office:value="977080" table:style-name="ce5">
            <text:p>977.080</text:p>
          </table:table-cell>
          <table:table-cell office:value-type="percentage" office:value="0.84902791222274165" table:style-name="ce26">
            <text:p>84,9%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860323" table:style-name="ce5">
            <text:p>3.860.323</text:p>
          </table:table-cell>
          <table:table-cell office:value-type="percentage" office:value="0.89181646659075309" table:style-name="ce26">
            <text:p>89,2%</text:p>
          </table:table-cell>
          <table:table-cell office:value-type="float" office:value="3716879" table:style-name="ce5">
            <text:p>3.716.879</text:p>
          </table:table-cell>
          <table:table-cell office:value-type="percentage" office:value="0.85867786103011889" table:style-name="ce26">
            <text:p>85,9%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697180" table:style-name="ce5">
            <text:p>2.697.180</text:p>
          </table:table-cell>
          <table:table-cell office:value-type="percentage" office:value="0.93036909076546981" table:style-name="ce26">
            <text:p>93,0%</text:p>
          </table:table-cell>
          <table:table-cell office:value-type="float" office:value="2516470" table:style-name="ce5">
            <text:p>2.516.470</text:p>
          </table:table-cell>
          <table:table-cell office:value-type="percentage" office:value="0.86803472732208531" table:style-name="ce26">
            <text:p>86,8%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05735" table:style-name="ce5">
            <text:p>605.735</text:p>
          </table:table-cell>
          <table:table-cell office:value-type="percentage" office:value="0.97402586960996196" table:style-name="ce26">
            <text:p>97,4%</text:p>
          </table:table-cell>
          <table:table-cell office:value-type="float" office:value="590433" table:style-name="ce5">
            <text:p>590.433</text:p>
          </table:table-cell>
          <table:table-cell office:value-type="percentage" office:value="0.94942015282494596" table:style-name="ce26">
            <text:p>94,9%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42725" table:style-name="ce5">
            <text:p>1.642.725</text:p>
          </table:table-cell>
          <table:table-cell office:value-type="percentage" office:value="0.9550165949557613" table:style-name="ce26">
            <text:p>95,5%</text:p>
          </table:table-cell>
          <table:table-cell office:value-type="float" office:value="1614954" table:style-name="ce5">
            <text:p>1.614.954</text:p>
          </table:table-cell>
          <table:table-cell office:value-type="percentage" office:value="0.9388716127715756" table:style-name="ce26">
            <text:p>93,9%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77253" table:style-name="ce5">
            <text:p>177.253</text:p>
          </table:table-cell>
          <table:table-cell office:value-type="percentage" office:value="0.93953175272048806" table:style-name="ce26">
            <text:p>94,0%</text:p>
          </table:table-cell>
          <table:table-cell office:value-type="float" office:value="165211" table:style-name="ce5">
            <text:p>165.211</text:p>
          </table:table-cell>
          <table:table-cell office:value-type="percentage" office:value="0.87570298047821227" table:style-name="ce26">
            <text:p>87,6%</text:p>
          </table:table-cell>
          <table:table-cell office:value-type="date" office:date-value="2021-07-30T00:00:00" table:style-name="ce8">
            <text:p>30/07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35781" table:style-name="ce5">
            <text:p>3.435.781</text:p>
          </table:table-cell>
          <table:table-cell office:value-type="percentage" office:value="0.92055821106669378" table:style-name="ce26">
            <text:p>92,1%</text:p>
          </table:table-cell>
          <table:table-cell office:value-type="float" office:value="3276167" table:style-name="ce5">
            <text:p>3.276.167</text:p>
          </table:table-cell>
          <table:table-cell office:value-type="percentage" office:value="0.87779239499715989" table:style-name="ce26">
            <text:p>87,8%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37031" table:style-name="ce5">
            <text:p>737.031</text:p>
          </table:table-cell>
          <table:table-cell office:value-type="percentage" office:value="0.93651650842702339" table:style-name="ce26">
            <text:p>93,7%</text:p>
          </table:table-cell>
          <table:table-cell office:value-type="float" office:value="678461" table:style-name="ce5">
            <text:p>678.461</text:p>
          </table:table-cell>
          <table:table-cell office:value-type="percentage" office:value="0.86209389676133941" table:style-name="ce26">
            <text:p>86,2%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47989" table:style-name="ce5">
            <text:p>347.989</text:p>
          </table:table-cell>
          <table:table-cell office:value-type="percentage" office:value="0.92673995600509196" table:style-name="ce26">
            <text:p>92,7%</text:p>
          </table:table-cell>
          <table:table-cell office:value-type="float" office:value="340032" table:style-name="ce5">
            <text:p>340.032</text:p>
          </table:table-cell>
          <table:table-cell office:value-type="percentage" office:value="0.90554943035648661" table:style-name="ce26">
            <text:p>90,6%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61203" table:style-name="ce5">
            <text:p>1.261.203</text:p>
          </table:table-cell>
          <table:table-cell office:value-type="percentage" office:value="0.93197390006355019" table:style-name="ce26">
            <text:p>93,2%</text:p>
          </table:table-cell>
          <table:table-cell office:value-type="float" office:value="1236918" table:style-name="ce5">
            <text:p>1.236.918</text:p>
          </table:table-cell>
          <table:table-cell office:value-type="percentage" office:value="0.91402834636359609" table:style-name="ce26">
            <text:p>91,4%</text:p>
          </table:table-cell>
          <table:table-cell office:value-type="date" office:date-value="2021-08-01T00:00:00" table:style-name="ce8">
            <text:p>01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3708" table:style-name="ce5">
            <text:p>33.708</text:p>
          </table:table-cell>
          <table:table-cell office:value-type="percentage" office:value="0.86479552568115348" table:style-name="ce26">
            <text:p>86,5%</text:p>
          </table:table-cell>
          <table:table-cell office:value-type="float" office:value="32528" table:style-name="ce5">
            <text:p>32.528</text:p>
          </table:table-cell>
          <table:table-cell office:value-type="percentage" office:value="0.83452203807275904" table:style-name="ce26">
            <text:p>83,5%</text:p>
          </table:table-cell>
          <table:table-cell office:value-type="date" office:date-value="2021-07-30T00:00:00" table:style-name="ce8">
            <text:p>30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0863" table:style-name="ce5">
            <text:p>30.863</text:p>
          </table:table-cell>
          <table:table-cell office:value-type="percentage" office:value="0.82909335124244454" table:style-name="ce26">
            <text:p>82,9%</text:p>
          </table:table-cell>
          <table:table-cell office:value-type="float" office:value="29952" table:style-name="ce5">
            <text:p>29.952</text:p>
          </table:table-cell>
          <table:table-cell office:value-type="percentage" office:value="0.80462055070517124" table:style-name="ce26">
            <text:p>80,5%</text:p>
          </table:table-cell>
          <table:table-cell office:value-type="date" office:date-value="2021-07-30T00:00:00" table:style-name="ce8">
            <text:p>30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515" table:style-name="ce5">
            <text:p>34.515</text:p>
          </table:table-cell>
          <table:table-cell office:value-type="string" table:style-name="ce26">
            <text:p>-</text:p>
          </table:table-cell>
          <table:table-cell office:value-type="float" office:value="31177" table:style-name="ce5">
            <text:p>31.177</text:p>
          </table:table-cell>
          <table:table-cell office:value-type="string" table:style-name="ce26">
            <text:p>-</text:p>
          </table:table-cell>
          <table:table-cell office:value-type="date" office:date-value="2021-07-30T00:00:00" table:style-name="ce8">
            <text:p>30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376" table:style-name="ce5">
            <text:p>1.376</text:p>
          </table:table-cell>
          <table:table-cell office:value-type="string" table:style-name="ce26">
            <text:p>-</text:p>
          </table:table-cell>
          <table:table-cell office:value-type="float" office:value="1225" table:style-name="ce5">
            <text:p>1.225</text:p>
          </table:table-cell>
          <table:table-cell office:value-type="string" table:style-name="ce26">
            <text:p>-</text:p>
          </table:table-cell>
          <table:table-cell office:value-type="date" office:date-value="2021-07-30T00:00:00" table:style-name="ce8">
            <text:p>30/07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015530" table:style-name="ce15">
            <text:p>25.015.530</text:p>
          </table:table-cell>
          <table:table-cell office:value-type="percentage" office:value="0.92458010759718567" table:style-name="ce16">
            <text:p>92,5%</text:p>
          </table:table-cell>
          <table:table-cell office:value-type="float" office:value="23860770" table:style-name="ce15">
            <text:p>23.860.770</text:p>
          </table:table-cell>
          <table:table-cell office:value-type="percentage" office:value="0.88189989554295667" table:style-name="ce16">
            <text:p>88,2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2585" table:style-name="ce35">
            <text:p>432.585</text:p>
          </table:table-cell>
          <table:table-cell office:value-type="percentage" office:value="1" table:style-name="ce36">
            <text:p>100,0%</text:p>
          </table:table-cell>
          <table:table-cell office:value-type="float" office:value="650325" table:style-name="ce35">
            <text:p>650.325</text:p>
          </table:table-cell>
          <table:table-cell office:value-type="percentage" office:value="0.99991389662367136" table:style-name="ce36">
            <text:p>100,0%</text:p>
          </table:table-cell>
          <table:table-cell office:value-type="float" office:value="907625" table:style-name="ce35">
            <text:p>907.625</text:p>
          </table:table-cell>
          <table:table-cell office:value-type="percentage" office:value="0.99069799933853409" table:style-name="ce36">
            <text:p>99,1%</text:p>
          </table:table-cell>
          <table:table-cell office:value-type="float" office:value="1173911" table:style-name="ce35">
            <text:p>1.173.911</text:p>
          </table:table-cell>
          <table:table-cell office:value-type="percentage" office:value="0.92797748021574344" table:style-name="ce36">
            <text:p>92,8%</text:p>
          </table:table-cell>
          <table:table-cell office:value-type="float" office:value="1173103" table:style-name="ce35">
            <text:p>1.173.103</text:p>
          </table:table-cell>
          <table:table-cell office:value-type="percentage" office:value="0.8469360644683398" table:style-name="ce36">
            <text:p>84,7%</text:p>
          </table:table-cell>
          <table:table-cell office:value-type="float" office:value="801890" table:style-name="ce35">
            <text:p>801.890</text:p>
          </table:table-cell>
          <table:table-cell office:value-type="percentage" office:value="0.70327841103930222" table:style-name="ce36">
            <text:p>70,3%</text:p>
          </table:table-cell>
          <table:table-cell office:value-type="float" office:value="526840" table:style-name="ce35">
            <text:p>526.840</text:p>
          </table:table-cell>
          <table:table-cell office:value-type="percentage" office:value="0.56730471038213703" table:style-name="ce36">
            <text:p>56,7%</text:p>
          </table:table-cell>
          <table:table-cell office:value-type="float" office:value="80738" table:style-name="ce35">
            <text:p>80.738</text:p>
          </table:table-cell>
          <table:table-cell office:value-type="percentage" office:value="0.1072350237147483" table:style-name="ce36">
            <text:p>10,7%</text:p>
          </table:table-cell>
          <table:table-cell office:value-type="float" office:value="5747017" table:style-name="ce35">
            <text:p>5.747.017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712072302980082" table:style-name="ce36">
            <text:p>77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0924" table:style-name="ce38">
            <text:p>100.924</text:p>
          </table:table-cell>
          <table:table-cell office:value-type="percentage" office:value="1" table:style-name="ce39">
            <text:p>100,0%</text:p>
          </table:table-cell>
          <table:table-cell office:value-type="float" office:value="118592" table:style-name="ce38">
            <text:p>118.592</text:p>
          </table:table-cell>
          <table:table-cell office:value-type="percentage" office:value="0.99694842587533106" table:style-name="ce39">
            <text:p>99,7%</text:p>
          </table:table-cell>
          <table:table-cell office:value-type="float" office:value="151385" table:style-name="ce38">
            <text:p>151.385</text:p>
          </table:table-cell>
          <table:table-cell office:value-type="percentage" office:value="0.96813905747376361" table:style-name="ce39">
            <text:p>96,8%</text:p>
          </table:table-cell>
          <table:table-cell office:value-type="float" office:value="179213" table:style-name="ce38">
            <text:p>179.213</text:p>
          </table:table-cell>
          <table:table-cell office:value-type="percentage" office:value="0.90390182885618309" table:style-name="ce39">
            <text:p>90,4%</text:p>
          </table:table-cell>
          <table:table-cell office:value-type="float" office:value="176613" table:style-name="ce38">
            <text:p>176.613</text:p>
          </table:table-cell>
          <table:table-cell office:value-type="percentage" office:value="0.82167365301498541" table:style-name="ce39">
            <text:p>82,2%</text:p>
          </table:table-cell>
          <table:table-cell office:value-type="float" office:value="107924" table:style-name="ce38">
            <text:p>107.924</text:p>
          </table:table-cell>
          <table:table-cell office:value-type="percentage" office:value="0.65692755316947271" table:style-name="ce39">
            <text:p>65,7%</text:p>
          </table:table-cell>
          <table:table-cell office:value-type="float" office:value="73368" table:style-name="ce38">
            <text:p>73.368</text:p>
          </table:table-cell>
          <table:table-cell office:value-type="percentage" office:value="0.56263372213403273" table:style-name="ce39">
            <text:p>56,3%</text:p>
          </table:table-cell>
          <table:table-cell office:value-type="float" office:value="23489" table:style-name="ce38">
            <text:p>23.489</text:p>
          </table:table-cell>
          <table:table-cell office:value-type="percentage" office:value="0.22780746588561621" table:style-name="ce39">
            <text:p>22,8%</text:p>
          </table:table-cell>
          <table:table-cell office:value-type="float" office:value="931508" table:style-name="ce38">
            <text:p>931.508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78599382010810592" table:style-name="ce39">
            <text:p>78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649" table:style-name="ce38">
            <text:p>88.649</text:p>
          </table:table-cell>
          <table:table-cell office:value-type="percentage" office:value="1" table:style-name="ce39">
            <text:p>100,0%</text:p>
          </table:table-cell>
          <table:table-cell office:value-type="float" office:value="113850" table:style-name="ce38">
            <text:p>113.850</text:p>
          </table:table-cell>
          <table:table-cell office:value-type="percentage" office:value="1" table:style-name="ce39">
            <text:p>100,0%</text:p>
          </table:table-cell>
          <table:table-cell office:value-type="float" office:value="145267" table:style-name="ce38">
            <text:p>145.267</text:p>
          </table:table-cell>
          <table:table-cell office:value-type="percentage" office:value="0.97069868762194955" table:style-name="ce39">
            <text:p>97,1%</text:p>
          </table:table-cell>
          <table:table-cell office:value-type="float" office:value="148503" table:style-name="ce38">
            <text:p>148.503</text:p>
          </table:table-cell>
          <table:table-cell office:value-type="percentage" office:value="0.91304989394079128" table:style-name="ce39">
            <text:p>91,3%</text:p>
          </table:table-cell>
          <table:table-cell office:value-type="float" office:value="143021" table:style-name="ce38">
            <text:p>143.021</text:p>
          </table:table-cell>
          <table:table-cell office:value-type="percentage" office:value="0.85644907271562276" table:style-name="ce39">
            <text:p>85,6%</text:p>
          </table:table-cell>
          <table:table-cell office:value-type="float" office:value="78929" table:style-name="ce38">
            <text:p>78.929</text:p>
          </table:table-cell>
          <table:table-cell office:value-type="percentage" office:value="0.68963137063022606" table:style-name="ce39">
            <text:p>69,0%</text:p>
          </table:table-cell>
          <table:table-cell office:value-type="float" office:value="47297" table:style-name="ce38">
            <text:p>47.297</text:p>
          </table:table-cell>
          <table:table-cell office:value-type="percentage" office:value="0.59785617676429326" table:style-name="ce39">
            <text:p>59,8%</text:p>
          </table:table-cell>
          <table:table-cell office:value-type="float" office:value="11250" table:style-name="ce38">
            <text:p>11.250</text:p>
          </table:table-cell>
          <table:table-cell office:value-type="percentage" office:value="0.17578125" table:style-name="ce39">
            <text:p>17,6%</text:p>
          </table:table-cell>
          <table:table-cell office:value-type="float" office:value="776766" table:style-name="ce38">
            <text:p>776.766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3172025222528101" table:style-name="ce39">
            <text:p>83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012" table:style-name="ce38">
            <text:p>51.012</text:p>
          </table:table-cell>
          <table:table-cell office:value-type="percentage" office:value="1" table:style-name="ce39">
            <text:p>100,0%</text:p>
          </table:table-cell>
          <table:table-cell office:value-type="float" office:value="78245" table:style-name="ce38">
            <text:p>78.245</text:p>
          </table:table-cell>
          <table:table-cell office:value-type="percentage" office:value="0.97179442595260568" table:style-name="ce39">
            <text:p>97,2%</text:p>
          </table:table-cell>
          <table:table-cell office:value-type="float" office:value="106085" table:style-name="ce38">
            <text:p>106.085</text:p>
          </table:table-cell>
          <table:table-cell office:value-type="percentage" office:value="0.90492275933840027" table:style-name="ce39">
            <text:p>90,5%</text:p>
          </table:table-cell>
          <table:table-cell office:value-type="float" office:value="142783" table:style-name="ce38">
            <text:p>142.783</text:p>
          </table:table-cell>
          <table:table-cell office:value-type="percentage" office:value="0.86119169828163356" table:style-name="ce39">
            <text:p>86,1%</text:p>
          </table:table-cell>
          <table:table-cell office:value-type="float" office:value="154299" table:style-name="ce38">
            <text:p>154.299</text:p>
          </table:table-cell>
          <table:table-cell office:value-type="percentage" office:value="0.74839939468016992" table:style-name="ce39">
            <text:p>74,8%</text:p>
          </table:table-cell>
          <table:table-cell office:value-type="float" office:value="106560" table:style-name="ce38">
            <text:p>106.560</text:p>
          </table:table-cell>
          <table:table-cell office:value-type="percentage" office:value="0.58489354344711753" table:style-name="ce39">
            <text:p>58,5%</text:p>
          </table:table-cell>
          <table:table-cell office:value-type="float" office:value="76847" table:style-name="ce38">
            <text:p>76.847</text:p>
          </table:table-cell>
          <table:table-cell office:value-type="percentage" office:value="0.55709646083136388" table:style-name="ce39">
            <text:p>55,7%</text:p>
          </table:table-cell>
          <table:table-cell office:value-type="float" office:value="43286" table:style-name="ce38">
            <text:p>43.286</text:p>
          </table:table-cell>
          <table:table-cell office:value-type="percentage" office:value="0.45335148722245494" table:style-name="ce39">
            <text:p>45,3%</text:p>
          </table:table-cell>
          <table:table-cell office:value-type="float" office:value="759117" table:style-name="ce38">
            <text:p>759.117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335406385554859" table:style-name="ce39">
            <text:p>73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159" table:style-name="ce38">
            <text:p>92.159</text:p>
          </table:table-cell>
          <table:table-cell office:value-type="percentage" office:value="1" table:style-name="ce39">
            <text:p>100,0%</text:p>
          </table:table-cell>
          <table:table-cell office:value-type="float" office:value="149539" table:style-name="ce38">
            <text:p>149.539</text:p>
          </table:table-cell>
          <table:table-cell office:value-type="percentage" office:value="0.96769580213678807" table:style-name="ce39">
            <text:p>96,8%</text:p>
          </table:table-cell>
          <table:table-cell office:value-type="float" office:value="217767" table:style-name="ce38">
            <text:p>217.767</text:p>
          </table:table-cell>
          <table:table-cell office:value-type="percentage" office:value="0.92630544637843903" table:style-name="ce39">
            <text:p>92,6%</text:p>
          </table:table-cell>
          <table:table-cell office:value-type="float" office:value="309529" table:style-name="ce38">
            <text:p>309.529</text:p>
          </table:table-cell>
          <table:table-cell office:value-type="percentage" office:value="0.88307675628794446" table:style-name="ce39">
            <text:p>88,3%</text:p>
          </table:table-cell>
          <table:table-cell office:value-type="float" office:value="297095" table:style-name="ce38">
            <text:p>297.095</text:p>
          </table:table-cell>
          <table:table-cell office:value-type="percentage" office:value="0.76585877646136868" table:style-name="ce39">
            <text:p>76,6%</text:p>
          </table:table-cell>
          <table:table-cell office:value-type="float" office:value="196067" table:style-name="ce38">
            <text:p>196.067</text:p>
          </table:table-cell>
          <table:table-cell office:value-type="percentage" office:value="0.63057433410305719" table:style-name="ce39">
            <text:p>63,1%</text:p>
          </table:table-cell>
          <table:table-cell office:value-type="float" office:value="147810" table:style-name="ce38">
            <text:p>147.810</text:p>
          </table:table-cell>
          <table:table-cell office:value-type="percentage" office:value="0.58713475380142044" table:style-name="ce39">
            <text:p>58,7%</text:p>
          </table:table-cell>
          <table:table-cell office:value-type="float" office:value="63028" table:style-name="ce38">
            <text:p>63.028</text:p>
          </table:table-cell>
          <table:table-cell office:value-type="percentage" office:value="0.35055089906950615" table:style-name="ce39">
            <text:p>35,1%</text:p>
          </table:table-cell>
          <table:table-cell office:value-type="float" office:value="1472994" table:style-name="ce38">
            <text:p>1.472.994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5123089147448918" table:style-name="ce39">
            <text:p>75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290" table:style-name="ce38">
            <text:p>42.290</text:p>
          </table:table-cell>
          <table:table-cell office:value-type="percentage" office:value="1" table:style-name="ce39">
            <text:p>100,0%</text:p>
          </table:table-cell>
          <table:table-cell office:value-type="float" office:value="55839" table:style-name="ce38">
            <text:p>55.839</text:p>
          </table:table-cell>
          <table:table-cell office:value-type="percentage" office:value="1" table:style-name="ce39">
            <text:p>100,0%</text:p>
          </table:table-cell>
          <table:table-cell office:value-type="float" office:value="75299" table:style-name="ce38">
            <text:p>75.299</text:p>
          </table:table-cell>
          <table:table-cell office:value-type="percentage" office:value="0.9735470941883767" table:style-name="ce39">
            <text:p>97,4%</text:p>
          </table:table-cell>
          <table:table-cell office:value-type="float" office:value="81641" table:style-name="ce38">
            <text:p>81.641</text:p>
          </table:table-cell>
          <table:table-cell office:value-type="percentage" office:value="0.90748521630874568" table:style-name="ce39">
            <text:p>90,7%</text:p>
          </table:table-cell>
          <table:table-cell office:value-type="float" office:value="82170" table:style-name="ce38">
            <text:p>82.170</text:p>
          </table:table-cell>
          <table:table-cell office:value-type="percentage" office:value="0.84045044952899184" table:style-name="ce39">
            <text:p>84,0%</text:p>
          </table:table-cell>
          <table:table-cell office:value-type="float" office:value="43335" table:style-name="ce38">
            <text:p>43.335</text:p>
          </table:table-cell>
          <table:table-cell office:value-type="percentage" office:value="0.6149163509429143" table:style-name="ce39">
            <text:p>61,5%</text:p>
          </table:table-cell>
          <table:table-cell office:value-type="float" office:value="12050" table:style-name="ce38">
            <text:p>12.050</text:p>
          </table:table-cell>
          <table:table-cell office:value-type="percentage" office:value="0.23859023859023859" table:style-name="ce39">
            <text:p>23,9%</text:p>
          </table:table-cell>
          <table:table-cell office:value-type="float" office:value="615" table:style-name="ce38">
            <text:p>615</text:p>
          </table:table-cell>
          <table:table-cell office:value-type="percentage" office:value="1.3989036235015809E-2" table:style-name="ce39">
            <text:p>1,4%</text:p>
          </table:table-cell>
          <table:table-cell office:value-type="float" office:value="393239" table:style-name="ce38">
            <text:p>393.239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5027426558830212" table:style-name="ce39">
            <text:p>75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8804" table:style-name="ce38">
            <text:p>228.804</text:p>
          </table:table-cell>
          <table:table-cell office:value-type="percentage" office:value="1" table:style-name="ce39">
            <text:p>100,0%</text:p>
          </table:table-cell>
          <table:table-cell office:value-type="float" office:value="249440" table:style-name="ce38">
            <text:p>249.440</text:p>
          </table:table-cell>
          <table:table-cell office:value-type="percentage" office:value="1" table:style-name="ce39">
            <text:p>100,0%</text:p>
          </table:table-cell>
          <table:table-cell office:value-type="float" office:value="314777" table:style-name="ce38">
            <text:p>314.777</text:p>
          </table:table-cell>
          <table:table-cell office:value-type="percentage" office:value="0.98807816055873809" table:style-name="ce39">
            <text:p>98,8%</text:p>
          </table:table-cell>
          <table:table-cell office:value-type="float" office:value="343520" table:style-name="ce38">
            <text:p>343.520</text:p>
          </table:table-cell>
          <table:table-cell office:value-type="percentage" office:value="0.9012133534465796" table:style-name="ce39">
            <text:p>90,1%</text:p>
          </table:table-cell>
          <table:table-cell office:value-type="float" office:value="307941" table:style-name="ce38">
            <text:p>307.941</text:p>
          </table:table-cell>
          <table:table-cell office:value-type="percentage" office:value="0.84761013473527758" table:style-name="ce39">
            <text:p>84,8%</text:p>
          </table:table-cell>
          <table:table-cell office:value-type="float" office:value="192712" table:style-name="ce38">
            <text:p>192.712</text:p>
          </table:table-cell>
          <table:table-cell office:value-type="percentage" office:value="0.71965733448351832" table:style-name="ce39">
            <text:p>72,0%</text:p>
          </table:table-cell>
          <table:table-cell office:value-type="float" office:value="79587" table:style-name="ce38">
            <text:p>79.587</text:p>
          </table:table-cell>
          <table:table-cell office:value-type="percentage" office:value="0.37717884799484375" table:style-name="ce39">
            <text:p>37,7%</text:p>
          </table:table-cell>
          <table:table-cell office:value-type="float" office:value="5417" table:style-name="ce38">
            <text:p>5.417</text:p>
          </table:table-cell>
          <table:table-cell office:value-type="percentage" office:value="3.2762395519589697E-2" table:style-name="ce39">
            <text:p>3,3%</text:p>
          </table:table-cell>
          <table:table-cell office:value-type="float" office:value="1722198" table:style-name="ce38">
            <text:p>1.722.198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79135927670174377" table:style-name="ce39">
            <text:p>79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28" table:style-name="ce38">
            <text:p>137.528</text:p>
          </table:table-cell>
          <table:table-cell office:value-type="percentage" office:value="1" table:style-name="ce39">
            <text:p>100,0%</text:p>
          </table:table-cell>
          <table:table-cell office:value-type="float" office:value="157686" table:style-name="ce38">
            <text:p>157.686</text:p>
          </table:table-cell>
          <table:table-cell office:value-type="percentage" office:value="0.9911062784017699" table:style-name="ce39">
            <text:p>99,1%</text:p>
          </table:table-cell>
          <table:table-cell office:value-type="float" office:value="217984" table:style-name="ce38">
            <text:p>217.984</text:p>
          </table:table-cell>
          <table:table-cell office:value-type="percentage" office:value="0.99789419713977034" table:style-name="ce39">
            <text:p>99,8%</text:p>
          </table:table-cell>
          <table:table-cell office:value-type="float" office:value="279949" table:style-name="ce38">
            <text:p>279.949</text:p>
          </table:table-cell>
          <table:table-cell office:value-type="percentage" office:value="0.91046839123449486" table:style-name="ce39">
            <text:p>91,0%</text:p>
          </table:table-cell>
          <table:table-cell office:value-type="float" office:value="272901" table:style-name="ce38">
            <text:p>272.901</text:p>
          </table:table-cell>
          <table:table-cell office:value-type="percentage" office:value="0.82545938506677152" table:style-name="ce39">
            <text:p>82,5%</text:p>
          </table:table-cell>
          <table:table-cell office:value-type="float" office:value="181072" table:style-name="ce38">
            <text:p>181.072</text:p>
          </table:table-cell>
          <table:table-cell office:value-type="percentage" office:value="0.6809752501870997" table:style-name="ce39">
            <text:p>68,1%</text:p>
          </table:table-cell>
          <table:table-cell office:value-type="float" office:value="126656" table:style-name="ce38">
            <text:p>126.656</text:p>
          </table:table-cell>
          <table:table-cell office:value-type="percentage" office:value="0.58075372898220456" table:style-name="ce39">
            <text:p>58,1%</text:p>
          </table:table-cell>
          <table:table-cell office:value-type="float" office:value="15611" table:style-name="ce38">
            <text:p>15.611</text:p>
          </table:table-cell>
          <table:table-cell office:value-type="percentage" office:value="8.9732830570436628E-2" table:style-name="ce39">
            <text:p>9,0%</text:p>
          </table:table-cell>
          <table:table-cell office:value-type="float" office:value="1389387" table:style-name="ce38">
            <text:p>1.389.387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6813317676405801" table:style-name="ce39">
            <text:p>76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6975" table:style-name="ce38">
            <text:p>456.975</text:p>
          </table:table-cell>
          <table:table-cell office:value-type="percentage" office:value="1" table:style-name="ce39">
            <text:p>100,0%</text:p>
          </table:table-cell>
          <table:table-cell office:value-type="float" office:value="613946" table:style-name="ce38">
            <text:p>613.946</text:p>
          </table:table-cell>
          <table:table-cell office:value-type="percentage" office:value="0.96639970281382415" table:style-name="ce39">
            <text:p>96,6%</text:p>
          </table:table-cell>
          <table:table-cell office:value-type="float" office:value="778171" table:style-name="ce38">
            <text:p>778.171</text:p>
          </table:table-cell>
          <table:table-cell office:value-type="percentage" office:value="0.92906621902997188" table:style-name="ce39">
            <text:p>92,9%</text:p>
          </table:table-cell>
          <table:table-cell office:value-type="float" office:value="974186" table:style-name="ce38">
            <text:p>974.186</text:p>
          </table:table-cell>
          <table:table-cell office:value-type="percentage" office:value="0.89229148729597541" table:style-name="ce39">
            <text:p>89,2%</text:p>
          </table:table-cell>
          <table:table-cell office:value-type="float" office:value="1037045" table:style-name="ce38">
            <text:p>1.037.045</text:p>
          </table:table-cell>
          <table:table-cell office:value-type="percentage" office:value="0.78757627652828355" table:style-name="ce39">
            <text:p>78,8%</text:p>
          </table:table-cell>
          <table:table-cell office:value-type="float" office:value="614401" table:style-name="ce38">
            <text:p>614.401</text:p>
          </table:table-cell>
          <table:table-cell office:value-type="percentage" office:value="0.58813939953209293" table:style-name="ce39">
            <text:p>58,8%</text:p>
          </table:table-cell>
          <table:table-cell office:value-type="float" office:value="436680" table:style-name="ce38">
            <text:p>436.680</text:p>
          </table:table-cell>
          <table:table-cell office:value-type="percentage" office:value="0.52051708416027465" table:style-name="ce39">
            <text:p>52,1%</text:p>
          </table:table-cell>
          <table:table-cell office:value-type="float" office:value="152323" table:style-name="ce38">
            <text:p>152.323</text:p>
          </table:table-cell>
          <table:table-cell office:value-type="percentage" office:value="0.23214095213711164" table:style-name="ce39">
            <text:p>23,2%</text:p>
          </table:table-cell>
          <table:table-cell office:value-type="float" office:value="5063727" table:style-name="ce38">
            <text:p>5.063.72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3725416256573617" table:style-name="ce39">
            <text:p>73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5765" table:style-name="ce38">
            <text:p>295.765</text:p>
          </table:table-cell>
          <table:table-cell office:value-type="percentage" office:value="1" table:style-name="ce39">
            <text:p>100,0%</text:p>
          </table:table-cell>
          <table:table-cell office:value-type="float" office:value="431586" table:style-name="ce38">
            <text:p>431.586</text:p>
          </table:table-cell>
          <table:table-cell office:value-type="percentage" office:value="0.98566671691080754" table:style-name="ce39">
            <text:p>98,6%</text:p>
          </table:table-cell>
          <table:table-cell office:value-type="float" office:value="553833" table:style-name="ce38">
            <text:p>553.833</text:p>
          </table:table-cell>
          <table:table-cell office:value-type="percentage" office:value="0.95368744059180888" table:style-name="ce39">
            <text:p>95,4%</text:p>
          </table:table-cell>
          <table:table-cell office:value-type="float" office:value="699755" table:style-name="ce38">
            <text:p>699.755</text:p>
          </table:table-cell>
          <table:table-cell office:value-type="percentage" office:value="0.93011215763211552" table:style-name="ce39">
            <text:p>93,0%</text:p>
          </table:table-cell>
          <table:table-cell office:value-type="float" office:value="716241" table:style-name="ce38">
            <text:p>716.241</text:p>
          </table:table-cell>
          <table:table-cell office:value-type="percentage" office:value="0.84106516296612921" table:style-name="ce39">
            <text:p>84,1%</text:p>
          </table:table-cell>
          <table:table-cell office:value-type="float" office:value="425464" table:style-name="ce38">
            <text:p>425.464</text:p>
          </table:table-cell>
          <table:table-cell office:value-type="percentage" office:value="0.65581209663372686" table:style-name="ce39">
            <text:p>65,6%</text:p>
          </table:table-cell>
          <table:table-cell office:value-type="float" office:value="146477" table:style-name="ce38">
            <text:p>146.477</text:p>
          </table:table-cell>
          <table:table-cell office:value-type="percentage" office:value="0.28380085483002215" table:style-name="ce39">
            <text:p>28,4%</text:p>
          </table:table-cell>
          <table:table-cell office:value-type="float" office:value="4933" table:style-name="ce38">
            <text:p>4.933</text:p>
          </table:table-cell>
          <table:table-cell office:value-type="percentage" office:value="1.1619881704751832E-2" table:style-name="ce39">
            <text:p>1,2%</text:p>
          </table:table-cell>
          <table:table-cell office:value-type="float" office:value="3274054" table:style-name="ce38">
            <text:p>3.274.054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2943832170462064" table:style-name="ce39">
            <text:p>7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082" table:style-name="ce38">
            <text:p>78.082</text:p>
          </table:table-cell>
          <table:table-cell office:value-type="percentage" office:value="1" table:style-name="ce39">
            <text:p>100,0%</text:p>
          </table:table-cell>
          <table:table-cell office:value-type="float" office:value="95691" table:style-name="ce38">
            <text:p>95.691</text:p>
          </table:table-cell>
          <table:table-cell office:value-type="percentage" office:value="1" table:style-name="ce39">
            <text:p>100,0%</text:p>
          </table:table-cell>
          <table:table-cell office:value-type="float" office:value="131188" table:style-name="ce38">
            <text:p>131.188</text:p>
          </table:table-cell>
          <table:table-cell office:value-type="percentage" office:value="1" table:style-name="ce39">
            <text:p>100,0%</text:p>
          </table:table-cell>
          <table:table-cell office:value-type="float" office:value="158562" table:style-name="ce38">
            <text:p>158.562</text:p>
          </table:table-cell>
          <table:table-cell office:value-type="percentage" office:value="0.93703905068078663" table:style-name="ce39">
            <text:p>93,7%</text:p>
          </table:table-cell>
          <table:table-cell office:value-type="float" office:value="142212" table:style-name="ce38">
            <text:p>142.212</text:p>
          </table:table-cell>
          <table:table-cell office:value-type="percentage" office:value="0.89164482676464318" table:style-name="ce39">
            <text:p>89,2%</text:p>
          </table:table-cell>
          <table:table-cell office:value-type="float" office:value="103049" table:style-name="ce38">
            <text:p>103.049</text:p>
          </table:table-cell>
          <table:table-cell office:value-type="percentage" office:value="0.77202406371039645" table:style-name="ce39">
            <text:p>77,2%</text:p>
          </table:table-cell>
          <table:table-cell office:value-type="float" office:value="53080" table:style-name="ce38">
            <text:p>53.080</text:p>
          </table:table-cell>
          <table:table-cell office:value-type="percentage" office:value="0.46840804800564773" table:style-name="ce39">
            <text:p>46,8%</text:p>
          </table:table-cell>
          <table:table-cell office:value-type="float" office:value="2389" table:style-name="ce38">
            <text:p>2.389</text:p>
          </table:table-cell>
          <table:table-cell office:value-type="percentage" office:value="2.8188790560471976E-2" table:style-name="ce39">
            <text:p>2,8%</text:p>
          </table:table-cell>
          <table:table-cell office:value-type="float" office:value="764253" table:style-name="ce38">
            <text:p>764.253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0157682154143373" table:style-name="ce39">
            <text:p>80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371" table:style-name="ce38">
            <text:p>241.371</text:p>
          </table:table-cell>
          <table:table-cell office:value-type="percentage" office:value="1" table:style-name="ce39">
            <text:p>100,0%</text:p>
          </table:table-cell>
          <table:table-cell office:value-type="float" office:value="289808" table:style-name="ce38">
            <text:p>289.808</text:p>
          </table:table-cell>
          <table:table-cell office:value-type="percentage" office:value="1" table:style-name="ce39">
            <text:p>100,0%</text:p>
          </table:table-cell>
          <table:table-cell office:value-type="float" office:value="338986" table:style-name="ce38">
            <text:p>338.986</text:p>
          </table:table-cell>
          <table:table-cell office:value-type="percentage" office:value="0.97711045839614674" table:style-name="ce39">
            <text:p>97,7%</text:p>
          </table:table-cell>
          <table:table-cell office:value-type="float" office:value="381776" table:style-name="ce38">
            <text:p>381.776</text:p>
          </table:table-cell>
          <table:table-cell office:value-type="percentage" office:value="0.94059213233174588" table:style-name="ce39">
            <text:p>94,1%</text:p>
          </table:table-cell>
          <table:table-cell office:value-type="float" office:value="390784" table:style-name="ce38">
            <text:p>390.784</text:p>
          </table:table-cell>
          <table:table-cell office:value-type="percentage" office:value="0.88169107510700084" table:style-name="ce39">
            <text:p>88,2%</text:p>
          </table:table-cell>
          <table:table-cell office:value-type="float" office:value="236282" table:style-name="ce38">
            <text:p>236.282</text:p>
          </table:table-cell>
          <table:table-cell office:value-type="percentage" office:value="0.73060035620640185" table:style-name="ce39">
            <text:p>73,1%</text:p>
          </table:table-cell>
          <table:table-cell office:value-type="float" office:value="40684" table:style-name="ce38">
            <text:p>40.684</text:p>
          </table:table-cell>
          <table:table-cell office:value-type="percentage" office:value="0.17613569947311683" table:style-name="ce39">
            <text:p>17,6%</text:p>
          </table:table-cell>
          <table:table-cell office:value-type="float" office:value="6851" table:style-name="ce38">
            <text:p>6.851</text:p>
          </table:table-cell>
          <table:table-cell office:value-type="percentage" office:value="3.8059631014349442E-2" table:style-name="ce39">
            <text:p>3,8%</text:p>
          </table:table-cell>
          <table:table-cell office:value-type="float" office:value="1926542" table:style-name="ce38">
            <text:p>1.926.542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8490297604763826" table:style-name="ce39">
            <text:p>78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44" table:style-name="ce38">
            <text:p>23.344</text:p>
          </table:table-cell>
          <table:table-cell office:value-type="percentage" office:value="1" table:style-name="ce39">
            <text:p>100,0%</text:p>
          </table:table-cell>
          <table:table-cell office:value-type="float" office:value="28574" table:style-name="ce38">
            <text:p>28.574</text:p>
          </table:table-cell>
          <table:table-cell office:value-type="percentage" office:value="1" table:style-name="ce39">
            <text:p>100,0%</text:p>
          </table:table-cell>
          <table:table-cell office:value-type="float" office:value="37162" table:style-name="ce38">
            <text:p>37.162</text:p>
          </table:table-cell>
          <table:table-cell office:value-type="percentage" office:value="0.98525902752001693" table:style-name="ce39">
            <text:p>98,5%</text:p>
          </table:table-cell>
          <table:table-cell office:value-type="float" office:value="43708" table:style-name="ce38">
            <text:p>43.708</text:p>
          </table:table-cell>
          <table:table-cell office:value-type="percentage" office:value="0.91700234978180595" table:style-name="ce39">
            <text:p>91,7%</text:p>
          </table:table-cell>
          <table:table-cell office:value-type="float" office:value="44465" table:style-name="ce38">
            <text:p>44.465</text:p>
          </table:table-cell>
          <table:table-cell office:value-type="percentage" office:value="0.83980206621716058" table:style-name="ce39">
            <text:p>84,0%</text:p>
          </table:table-cell>
          <table:table-cell office:value-type="float" office:value="25316" table:style-name="ce38">
            <text:p>25.316</text:p>
          </table:table-cell>
          <table:table-cell office:value-type="percentage" office:value="0.64386174622955827" table:style-name="ce39">
            <text:p>64,4%</text:p>
          </table:table-cell>
          <table:table-cell office:value-type="float" office:value="9092" table:style-name="ce38">
            <text:p>9.092</text:p>
          </table:table-cell>
          <table:table-cell office:value-type="percentage" office:value="0.29850942281174075" table:style-name="ce39">
            <text:p>29,9%</text:p>
          </table:table-cell>
          <table:table-cell office:value-type="float" office:value="466" table:style-name="ce38">
            <text:p>466</text:p>
          </table:table-cell>
          <table:table-cell office:value-type="percentage" office:value="1.8251605827980574E-2" table:style-name="ce39">
            <text:p>1,8%</text:p>
          </table:table-cell>
          <table:table-cell office:value-type="float" office:value="212127" table:style-name="ce38">
            <text:p>212.127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4700496531323735" table:style-name="ce39">
            <text:p>74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2553" table:style-name="ce38">
            <text:p>372.553</text:p>
          </table:table-cell>
          <table:table-cell office:value-type="percentage" office:value="1" table:style-name="ce39">
            <text:p>100,0%</text:p>
          </table:table-cell>
          <table:table-cell office:value-type="float" office:value="508093" table:style-name="ce38">
            <text:p>508.093</text:p>
          </table:table-cell>
          <table:table-cell office:value-type="percentage" office:value="0.96580754674660363" table:style-name="ce39">
            <text:p>96,6%</text:p>
          </table:table-cell>
          <table:table-cell office:value-type="float" office:value="677148" table:style-name="ce38">
            <text:p>677.148</text:p>
          </table:table-cell>
          <table:table-cell office:value-type="percentage" office:value="0.96278381341147667" table:style-name="ce39">
            <text:p>96,3%</text:p>
          </table:table-cell>
          <table:table-cell office:value-type="float" office:value="913499" table:style-name="ce38">
            <text:p>913.499</text:p>
          </table:table-cell>
          <table:table-cell office:value-type="percentage" office:value="0.93905732316457013" table:style-name="ce39">
            <text:p>93,9%</text:p>
          </table:table-cell>
          <table:table-cell office:value-type="float" office:value="964488" table:style-name="ce38">
            <text:p>964.488</text:p>
          </table:table-cell>
          <table:table-cell office:value-type="percentage" office:value="0.82719724590062704" table:style-name="ce39">
            <text:p>82,7%</text:p>
          </table:table-cell>
          <table:table-cell office:value-type="float" office:value="623821" table:style-name="ce38">
            <text:p>623.821</text:p>
          </table:table-cell>
          <table:table-cell office:value-type="percentage" office:value="0.65690261572806541" table:style-name="ce39">
            <text:p>65,7%</text:p>
          </table:table-cell>
          <table:table-cell office:value-type="float" office:value="439467" table:style-name="ce38">
            <text:p>439.467</text:p>
          </table:table-cell>
          <table:table-cell office:value-type="percentage" office:value="0.59189467658843731" table:style-name="ce39">
            <text:p>59,2%</text:p>
          </table:table-cell>
          <table:table-cell office:value-type="float" office:value="98679" table:style-name="ce38">
            <text:p>98.679</text:p>
          </table:table-cell>
          <table:table-cell office:value-type="percentage" office:value="0.17826831568336279" table:style-name="ce39">
            <text:p>17,8%</text:p>
          </table:table-cell>
          <table:table-cell office:value-type="float" office:value="4597748" table:style-name="ce38">
            <text:p>4.597.748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6911951397279699" table:style-name="ce39">
            <text:p>76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588" table:style-name="ce38">
            <text:p>73.588</text:p>
          </table:table-cell>
          <table:table-cell office:value-type="percentage" office:value="1" table:style-name="ce39">
            <text:p>100,0%</text:p>
          </table:table-cell>
          <table:table-cell office:value-type="float" office:value="102242" table:style-name="ce38">
            <text:p>102.242</text:p>
          </table:table-cell>
          <table:table-cell office:value-type="percentage" office:value="0.99361509830027506" table:style-name="ce39">
            <text:p>99,4%</text:p>
          </table:table-cell>
          <table:table-cell office:value-type="float" office:value="143544" table:style-name="ce38">
            <text:p>143.544</text:p>
          </table:table-cell>
          <table:table-cell office:value-type="percentage" office:value="0.9770946640437278" table:style-name="ce39">
            <text:p>97,7%</text:p>
          </table:table-cell>
          <table:table-cell office:value-type="float" office:value="200556" table:style-name="ce38">
            <text:p>200.556</text:p>
          </table:table-cell>
          <table:table-cell office:value-type="percentage" office:value="0.94044716209625989" table:style-name="ce39">
            <text:p>94,0%</text:p>
          </table:table-cell>
          <table:table-cell office:value-type="float" office:value="217101" table:style-name="ce38">
            <text:p>217.101</text:p>
          </table:table-cell>
          <table:table-cell office:value-type="percentage" office:value="0.85420035647257408" table:style-name="ce39">
            <text:p>85,4%</text:p>
          </table:table-cell>
          <table:table-cell office:value-type="float" office:value="141674" table:style-name="ce38">
            <text:p>141.674</text:p>
          </table:table-cell>
          <table:table-cell office:value-type="percentage" office:value="0.67785629871341557" table:style-name="ce39">
            <text:p>67,8%</text:p>
          </table:table-cell>
          <table:table-cell office:value-type="float" office:value="102727" table:style-name="ce38">
            <text:p>102.727</text:p>
          </table:table-cell>
          <table:table-cell office:value-type="percentage" office:value="0.59639008870930288" table:style-name="ce39">
            <text:p>59,6%</text:p>
          </table:table-cell>
          <table:table-cell office:value-type="float" office:value="5455" table:style-name="ce38">
            <text:p>5.455</text:p>
          </table:table-cell>
          <table:table-cell office:value-type="percentage" office:value="3.8444190733928144E-2" table:style-name="ce39">
            <text:p>3,8%</text:p>
          </table:table-cell>
          <table:table-cell office:value-type="float" office:value="986887" table:style-name="ce38">
            <text:p>986.887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75327007786208622" table:style-name="ce39">
            <text:p>75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16" table:style-name="ce38">
            <text:p>42.416</text:p>
          </table:table-cell>
          <table:table-cell office:value-type="percentage" office:value="1" table:style-name="ce39">
            <text:p>100,0%</text:p>
          </table:table-cell>
          <table:table-cell office:value-type="float" office:value="55722" table:style-name="ce38">
            <text:p>55.722</text:p>
          </table:table-cell>
          <table:table-cell office:value-type="percentage" office:value="0.99874533983366787" table:style-name="ce39">
            <text:p>99,9%</text:p>
          </table:table-cell>
          <table:table-cell office:value-type="float" office:value="70305" table:style-name="ce38">
            <text:p>70.305</text:p>
          </table:table-cell>
          <table:table-cell office:value-type="percentage" office:value="0.95207464384377882" table:style-name="ce39">
            <text:p>95,2%</text:p>
          </table:table-cell>
          <table:table-cell office:value-type="float" office:value="88893" table:style-name="ce38">
            <text:p>88.893</text:p>
          </table:table-cell>
          <table:table-cell office:value-type="percentage" office:value="0.91932281217035183" table:style-name="ce39">
            <text:p>91,9%</text:p>
          </table:table-cell>
          <table:table-cell office:value-type="float" office:value="90653" table:style-name="ce38">
            <text:p>90.653</text:p>
          </table:table-cell>
          <table:table-cell office:value-type="percentage" office:value="0.83936408585026201" table:style-name="ce39">
            <text:p>83,9%</text:p>
          </table:table-cell>
          <table:table-cell office:value-type="float" office:value="54949" table:style-name="ce38">
            <text:p>54.949</text:p>
          </table:table-cell>
          <table:table-cell office:value-type="percentage" office:value="0.67553878118046251" table:style-name="ce39">
            <text:p>67,6%</text:p>
          </table:table-cell>
          <table:table-cell office:value-type="float" office:value="37610" table:style-name="ce38">
            <text:p>37.610</text:p>
          </table:table-cell>
          <table:table-cell office:value-type="percentage" office:value="0.5520571873119321" table:style-name="ce39">
            <text:p>55,2%</text:p>
          </table:table-cell>
          <table:table-cell office:value-type="float" office:value="6580" table:style-name="ce38">
            <text:p>6.580</text:p>
          </table:table-cell>
          <table:table-cell office:value-type="percentage" office:value="0.11669149464425055" table:style-name="ce39">
            <text:p>11,7%</text:p>
          </table:table-cell>
          <table:table-cell office:value-type="float" office:value="447128" table:style-name="ce38">
            <text:p>447.128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6911485944880398" table:style-name="ce39">
            <text:p>76,9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705" table:style-name="ce38">
            <text:p>163.705</text:p>
          </table:table-cell>
          <table:table-cell office:value-type="percentage" office:value="1" table:style-name="ce39">
            <text:p>100,0%</text:p>
          </table:table-cell>
          <table:table-cell office:value-type="float" office:value="212961" table:style-name="ce38">
            <text:p>212.961</text:p>
          </table:table-cell>
          <table:table-cell office:value-type="percentage" office:value="0.99943683388007376" table:style-name="ce39">
            <text:p>99,9%</text:p>
          </table:table-cell>
          <table:table-cell office:value-type="float" office:value="273716" table:style-name="ce38">
            <text:p>273.716</text:p>
          </table:table-cell>
          <table:table-cell office:value-type="percentage" office:value="0.97714185756767657" table:style-name="ce39">
            <text:p>97,7%</text:p>
          </table:table-cell>
          <table:table-cell office:value-type="float" office:value="310782" table:style-name="ce38">
            <text:p>310.782</text:p>
          </table:table-cell>
          <table:table-cell office:value-type="percentage" office:value="0.91412654385443726" table:style-name="ce39">
            <text:p>91,4%</text:p>
          </table:table-cell>
          <table:table-cell office:value-type="float" office:value="300039" table:style-name="ce38">
            <text:p>300.039</text:p>
          </table:table-cell>
          <table:table-cell office:value-type="percentage" office:value="0.82853261094680686" table:style-name="ce39">
            <text:p>82,9%</text:p>
          </table:table-cell>
          <table:table-cell office:value-type="float" office:value="160476" table:style-name="ce38">
            <text:p>160.476</text:p>
          </table:table-cell>
          <table:table-cell office:value-type="percentage" office:value="0.61592904050387076" table:style-name="ce39">
            <text:p>61,6%</text:p>
          </table:table-cell>
          <table:table-cell office:value-type="float" office:value="69153" table:style-name="ce38">
            <text:p>69.153</text:p>
          </table:table-cell>
          <table:table-cell office:value-type="percentage" office:value="0.34313316859686205" table:style-name="ce39">
            <text:p>34,3%</text:p>
          </table:table-cell>
          <table:table-cell office:value-type="float" office:value="20429" table:style-name="ce38">
            <text:p>20.429</text:p>
          </table:table-cell>
          <table:table-cell office:value-type="percentage" office:value="0.12116413413520279" table:style-name="ce39">
            <text:p>12,1%</text:p>
          </table:table-cell>
          <table:table-cell office:value-type="float" office:value="1511261" table:style-name="ce38">
            <text:p>1.511.261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6174617919970478" table:style-name="ce39">
            <text:p>76,2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74" table:style-name="ce38">
            <text:p>2.374</text:p>
          </table:table-cell>
          <table:table-cell office:value-type="percentage" office:value="0.91132437619961615" table:style-name="ce39">
            <text:p>91,1%</text:p>
          </table:table-cell>
          <table:table-cell office:value-type="float" office:value="3836" table:style-name="ce38">
            <text:p>3.836</text:p>
          </table:table-cell>
          <table:table-cell office:value-type="percentage" office:value="0.88837424733672998" table:style-name="ce39">
            <text:p>88,8%</text:p>
          </table:table-cell>
          <table:table-cell office:value-type="float" office:value="7388" table:style-name="ce38">
            <text:p>7.388</text:p>
          </table:table-cell>
          <table:table-cell office:value-type="percentage" office:value="0.94030800560010186" table:style-name="ce39">
            <text:p>94,0%</text:p>
          </table:table-cell>
          <table:table-cell office:value-type="float" office:value="9987" table:style-name="ce38">
            <text:p>9.987</text:p>
          </table:table-cell>
          <table:table-cell office:value-type="percentage" office:value="0.86422637590861895" table:style-name="ce39">
            <text:p>86,4%</text:p>
          </table:table-cell>
          <table:table-cell office:value-type="float" office:value="10123" table:style-name="ce38">
            <text:p>10.123</text:p>
          </table:table-cell>
          <table:table-cell office:value-type="percentage" office:value="0.8007435532352476" table:style-name="ce39">
            <text:p>80,1%</text:p>
          </table:table-cell>
          <table:table-cell office:value-type="float" office:value="7837" table:style-name="ce38">
            <text:p>7.837</text:p>
          </table:table-cell>
          <table:table-cell office:value-type="percentage" office:value="0.65890364889860431" table:style-name="ce39">
            <text:p>65,9%</text:p>
          </table:table-cell>
          <table:table-cell office:value-type="float" office:value="7144" table:style-name="ce38">
            <text:p>7.144</text:p>
          </table:table-cell>
          <table:table-cell office:value-type="percentage" office:value="0.65140877176985501" table:style-name="ce39">
            <text:p>65,1%</text:p>
          </table:table-cell>
          <table:table-cell office:value-type="float" office:value="3165" table:style-name="ce38">
            <text:p>3.165</text:p>
          </table:table-cell>
          <table:table-cell office:value-type="percentage" office:value="0.34681130834976986" table:style-name="ce39">
            <text:p>34,7%</text:p>
          </table:table-cell>
          <table:table-cell office:value-type="float" office:value="51854" table:style-name="ce38">
            <text:p>51.854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3069823152258151" table:style-name="ce39">
            <text:p>73,1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86" table:style-name="ce38">
            <text:p>1.986</text:p>
          </table:table-cell>
          <table:table-cell office:value-type="percentage" office:value="0.84546615581098339" table:style-name="ce39">
            <text:p>84,5%</text:p>
          </table:table-cell>
          <table:table-cell office:value-type="float" office:value="3263" table:style-name="ce38">
            <text:p>3.263</text:p>
          </table:table-cell>
          <table:table-cell office:value-type="percentage" office:value="0.87059765208110995" table:style-name="ce39">
            <text:p>87,1%</text:p>
          </table:table-cell>
          <table:table-cell office:value-type="float" office:value="6928" table:style-name="ce38">
            <text:p>6.928</text:p>
          </table:table-cell>
          <table:table-cell office:value-type="percentage" office:value="0.88514117797368086" table:style-name="ce39">
            <text:p>88,5%</text:p>
          </table:table-cell>
          <table:table-cell office:value-type="float" office:value="9269" table:style-name="ce38">
            <text:p>9.269</text:p>
          </table:table-cell>
          <table:table-cell office:value-type="percentage" office:value="0.82033808301619615" table:style-name="ce39">
            <text:p>82,0%</text:p>
          </table:table-cell>
          <table:table-cell office:value-type="float" office:value="9417" table:style-name="ce38">
            <text:p>9.417</text:p>
          </table:table-cell>
          <table:table-cell office:value-type="percentage" office:value="0.78461923012831192" table:style-name="ce39">
            <text:p>78,5%</text:p>
          </table:table-cell>
          <table:table-cell office:value-type="float" office:value="7602" table:style-name="ce38">
            <text:p>7.602</text:p>
          </table:table-cell>
          <table:table-cell office:value-type="percentage" office:value="0.62655567460644523" table:style-name="ce39">
            <text:p>62,7%</text:p>
          </table:table-cell>
          <table:table-cell office:value-type="float" office:value="7059" table:style-name="ce38">
            <text:p>7.059</text:p>
          </table:table-cell>
          <table:table-cell office:value-type="percentage" office:value="0.5884952063359733" table:style-name="ce39">
            <text:p>58,8%</text:p>
          </table:table-cell>
          <table:table-cell office:value-type="float" office:value="3177" table:style-name="ce38">
            <text:p>3.177</text:p>
          </table:table-cell>
          <table:table-cell office:value-type="percentage" office:value="0.33183622310424066" table:style-name="ce39">
            <text:p>33,2%</text:p>
          </table:table-cell>
          <table:table-cell office:value-type="float" office:value="48701" table:style-name="ce38">
            <text:p>48.701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8663555486627093" table:style-name="ce39">
            <text:p>68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7" table:style-name="ce38">
            <text:p>17</text:p>
          </table:table-cell>
          <table:table-cell office:value-type="string" table:style-name="ce39">
            <text:p>-</text:p>
          </table:table-cell>
          <table:table-cell office:value-type="float" office:value="3480" table:style-name="ce38">
            <text:p>3.480</text:p>
          </table:table-cell>
          <table:table-cell office:value-type="string" table:style-name="ce39">
            <text:p>-</text:p>
          </table:table-cell>
          <table:table-cell office:value-type="float" office:value="9388" table:style-name="ce38">
            <text:p>9.388</text:p>
          </table:table-cell>
          <table:table-cell office:value-type="string" table:style-name="ce39">
            <text:p>-</text:p>
          </table:table-cell>
          <table:table-cell office:value-type="float" office:value="21598" table:style-name="ce38">
            <text:p>21.598</text:p>
          </table:table-cell>
          <table:table-cell office:value-type="string" table:style-name="ce39">
            <text:p>-</text:p>
          </table:table-cell>
          <table:table-cell office:value-type="float" office:value="30806" table:style-name="ce38">
            <text:p>30.806</text:p>
          </table:table-cell>
          <table:table-cell office:value-type="string" table:style-name="ce39">
            <text:p>-</text:p>
          </table:table-cell>
          <table:table-cell office:value-type="float" office:value="23564" table:style-name="ce38">
            <text:p>23.564</text:p>
          </table:table-cell>
          <table:table-cell office:value-type="string" table:style-name="ce39">
            <text:p>-</text:p>
          </table:table-cell>
          <table:table-cell office:value-type="float" office:value="930" table:style-name="ce38">
            <text:p>930</text:p>
          </table:table-cell>
          <table:table-cell office:value-type="string" table:style-name="ce39">
            <text:p>-</text:p>
          </table:table-cell>
          <table:table-cell office:value-type="float" office:value="89815" table:style-name="ce38">
            <text:p>89.81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133" table:style-name="ce41">
            <text:p>133</text:p>
          </table:table-cell>
          <table:table-cell office:value-type="string" table:style-name="ce42">
            <text:p>-</text:p>
          </table:table-cell>
          <table:table-cell office:value-type="float" office:value="413" table:style-name="ce41">
            <text:p>413</text:p>
          </table:table-cell>
          <table:table-cell office:value-type="string" table:style-name="ce42">
            <text:p>-</text:p>
          </table:table-cell>
          <table:table-cell office:value-type="float" office:value="793" table:style-name="ce41">
            <text:p>793</text:p>
          </table:table-cell>
          <table:table-cell office:value-type="string" table:style-name="ce42">
            <text:p>-</text:p>
          </table:table-cell>
          <table:table-cell office:value-type="float" office:value="882" table:style-name="ce41">
            <text:p>882</text:p>
          </table:table-cell>
          <table:table-cell office:value-type="string" table:style-name="ce42">
            <text:p>-</text:p>
          </table:table-cell>
          <table:table-cell office:value-type="float" office:value="805" table:style-name="ce41">
            <text:p>805</text:p>
          </table:table-cell>
          <table:table-cell office:value-type="string" table:style-name="ce42">
            <text:p>-</text:p>
          </table:table-cell>
          <table:table-cell office:value-type="float" office:value="86" table:style-name="ce41">
            <text:p>86</text:p>
          </table:table-cell>
          <table:table-cell office:value-type="string" table:style-name="ce42">
            <text:p>-</text:p>
          </table:table-cell>
          <table:table-cell office:value-type="float" office:value="3149" table:style-name="ce41">
            <text:p>3.149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number-columns-repeated="25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26158" table:style-name="ce45">
            <text:p>2.926.158</text:p>
          </table:table-cell>
          <table:table-cell office:value-type="percentage" office:value="1" table:style-name="ce46">
            <text:p>100,0%</text:p>
          </table:table-cell>
          <table:table-cell office:value-type="float" office:value="3919276" table:style-name="ce45">
            <text:p>3.919.276</text:p>
          </table:table-cell>
          <table:table-cell office:value-type="percentage" office:value="0.98970491496940061" table:style-name="ce46">
            <text:p>99,0%</text:p>
          </table:table-cell>
          <table:table-cell office:value-type="float" office:value="5158171" table:style-name="ce45">
            <text:p>5.158.171</text:p>
          </table:table-cell>
          <table:table-cell office:value-type="percentage" office:value="0.96649513414500243" table:style-name="ce46">
            <text:p>96,6%</text:p>
          </table:table-cell>
          <table:table-cell office:value-type="float" office:value="6459823" table:style-name="ce45">
            <text:p>6.459.823</text:p>
          </table:table-cell>
          <table:table-cell office:value-type="percentage" office:value="0.91846181582317055" table:style-name="ce46">
            <text:p>91,8%</text:p>
          </table:table-cell>
          <table:table-cell office:value-type="float" office:value="6552102" table:style-name="ce45">
            <text:p>6.552.102</text:p>
          </table:table-cell>
          <table:table-cell office:value-type="percentage" office:value="0.83024839778619075" table:style-name="ce46">
            <text:p>83,0%</text:p>
          </table:table-cell>
          <table:table-cell office:value-type="float" office:value="4141048" table:style-name="ce45">
            <text:p>4.141.048</text:p>
          </table:table-cell>
          <table:table-cell office:value-type="percentage" office:value="0.66465170872574375" table:style-name="ce46">
            <text:p>66,5%</text:p>
          </table:table-cell>
          <table:table-cell office:value-type="float" office:value="2463997" table:style-name="ce45">
            <text:p>2.463.997</text:p>
          </table:table-cell>
          <table:table-cell office:value-type="percentage" office:value="0.4983167632021745" table:style-name="ce46">
            <text:p>49,8%</text:p>
          </table:table-cell>
          <table:table-cell office:value-type="float" office:value="548897" table:style-name="ce45">
            <text:p>548.897</text:p>
          </table:table-cell>
          <table:table-cell office:value-type="percentage" office:value="0.14115230697464387" table:style-name="ce46">
            <text:p>14,1%</text:p>
          </table:table-cell>
          <table:table-cell office:value-type="float" office:value="32169472" table:style-name="ce45">
            <text:p>32.169.472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637607818284724" table:style-name="ce46">
            <text:p>76,4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0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table:number-columns-repeated="16364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5656" table:style-name="ce35">
            <text:p>425.656</text:p>
          </table:table-cell>
          <table:table-cell office:value-type="percentage" office:value="1" table:style-name="ce36">
            <text:p>100,0%</text:p>
          </table:table-cell>
          <table:table-cell office:value-type="float" office:value="644125" table:style-name="ce35">
            <text:p>644.125</text:p>
          </table:table-cell>
          <table:table-cell office:value-type="percentage" office:value="0.99038102281585716" table:style-name="ce36">
            <text:p>99,0%</text:p>
          </table:table-cell>
          <table:table-cell office:value-type="float" office:value="822156" table:style-name="ce35">
            <text:p>822.156</text:p>
          </table:table-cell>
          <table:table-cell office:value-type="percentage" office:value="0.8974062022797652" table:style-name="ce36">
            <text:p>89,7%</text:p>
          </table:table-cell>
          <table:table-cell office:value-type="float" office:value="1110927" table:style-name="ce35">
            <text:p>1.110.927</text:p>
          </table:table-cell>
          <table:table-cell office:value-type="percentage" office:value="0.87818858343063078" table:style-name="ce36">
            <text:p>87,8%</text:p>
          </table:table-cell>
          <table:table-cell office:value-type="float" office:value="1090021" table:style-name="ce35">
            <text:p>1.090.021</text:p>
          </table:table-cell>
          <table:table-cell office:value-type="percentage" office:value="0.7869539980102721" table:style-name="ce36">
            <text:p>78,7%</text:p>
          </table:table-cell>
          <table:table-cell office:value-type="float" office:value="483811" table:style-name="ce35">
            <text:p>483.811</text:p>
          </table:table-cell>
          <table:table-cell office:value-type="percentage" office:value="0.42431484533207275" table:style-name="ce36">
            <text:p>42,4%</text:p>
          </table:table-cell>
          <table:table-cell office:value-type="float" office:value="116101" table:style-name="ce35">
            <text:p>116.101</text:p>
          </table:table-cell>
          <table:table-cell office:value-type="percentage" office:value="0.12501830570965852" table:style-name="ce36">
            <text:p>12,5%</text:p>
          </table:table-cell>
          <table:table-cell office:value-type="float" office:value="6620" table:style-name="ce35">
            <text:p>6.620</text:p>
          </table:table-cell>
          <table:table-cell office:value-type="percentage" office:value="8.7925866010011861E-3" table:style-name="ce36">
            <text:p>0,9%</text:p>
          </table:table-cell>
          <table:table-cell office:value-type="float" office:value="4699417" table:style-name="ce35">
            <text:p>4.699.417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63062704853411344" table:style-name="ce36">
            <text:p>63,1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252" table:style-name="ce38">
            <text:p>99.252</text:p>
          </table:table-cell>
          <table:table-cell office:value-type="percentage" office:value="1" table:style-name="ce39">
            <text:p>100,0%</text:p>
          </table:table-cell>
          <table:table-cell office:value-type="float" office:value="117599" table:style-name="ce38">
            <text:p>117.599</text:p>
          </table:table-cell>
          <table:table-cell office:value-type="percentage" office:value="0.98860073136900506" table:style-name="ce39">
            <text:p>98,9%</text:p>
          </table:table-cell>
          <table:table-cell office:value-type="float" office:value="135052" table:style-name="ce38">
            <text:p>135.052</text:p>
          </table:table-cell>
          <table:table-cell office:value-type="percentage" office:value="0.86368607186938418" table:style-name="ce39">
            <text:p>86,4%</text:p>
          </table:table-cell>
          <table:table-cell office:value-type="float" office:value="174583" table:style-name="ce38">
            <text:p>174.583</text:p>
          </table:table-cell>
          <table:table-cell office:value-type="percentage" office:value="0.8805493629770107" table:style-name="ce39">
            <text:p>88,1%</text:p>
          </table:table-cell>
          <table:table-cell office:value-type="float" office:value="167840" table:style-name="ce38">
            <text:p>167.840</text:p>
          </table:table-cell>
          <table:table-cell office:value-type="percentage" office:value="0.78085818100612725" table:style-name="ce39">
            <text:p>78,1%</text:p>
          </table:table-cell>
          <table:table-cell office:value-type="float" office:value="67595" table:style-name="ce38">
            <text:p>67.595</text:p>
          </table:table-cell>
          <table:table-cell office:value-type="percentage" office:value="0.4114471105267643" table:style-name="ce39">
            <text:p>41,1%</text:p>
          </table:table-cell>
          <table:table-cell office:value-type="float" office:value="30900" table:style-name="ce38">
            <text:p>30.900</text:p>
          </table:table-cell>
          <table:table-cell office:value-type="percentage" office:value="0.23696137299560585" table:style-name="ce39">
            <text:p>23,7%</text:p>
          </table:table-cell>
          <table:table-cell office:value-type="float" office:value="8032" table:style-name="ce38">
            <text:p>8.032</text:p>
          </table:table-cell>
          <table:table-cell office:value-type="percentage" office:value="7.7898146621536435E-2" table:style-name="ce39">
            <text:p>7,8%</text:p>
          </table:table-cell>
          <table:table-cell office:value-type="float" office:value="800853" table:style-name="ce38">
            <text:p>800.853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6757489026557334" table:style-name="ce39">
            <text:p>67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561" table:style-name="ce38">
            <text:p>87.561</text:p>
          </table:table-cell>
          <table:table-cell office:value-type="percentage" office:value="0.99698267027987153" table:style-name="ce39">
            <text:p>99,7%</text:p>
          </table:table-cell>
          <table:table-cell office:value-type="float" office:value="113036" table:style-name="ce38">
            <text:p>113.036</text:p>
          </table:table-cell>
          <table:table-cell office:value-type="percentage" office:value="1" table:style-name="ce39">
            <text:p>100,0%</text:p>
          </table:table-cell>
          <table:table-cell office:value-type="float" office:value="141446" table:style-name="ce38">
            <text:p>141.446</text:p>
          </table:table-cell>
          <table:table-cell office:value-type="percentage" office:value="0.94516611872878409" table:style-name="ce39">
            <text:p>94,5%</text:p>
          </table:table-cell>
          <table:table-cell office:value-type="float" office:value="145873" table:style-name="ce38">
            <text:p>145.873</text:p>
          </table:table-cell>
          <table:table-cell office:value-type="percentage" office:value="0.89687970733806754" table:style-name="ce39">
            <text:p>89,7%</text:p>
          </table:table-cell>
          <table:table-cell office:value-type="float" office:value="135811" table:style-name="ce38">
            <text:p>135.811</text:p>
          </table:table-cell>
          <table:table-cell office:value-type="percentage" office:value="0.81327361027108924" table:style-name="ce39">
            <text:p>81,3%</text:p>
          </table:table-cell>
          <table:table-cell office:value-type="float" office:value="49421" table:style-name="ce38">
            <text:p>49.421</text:p>
          </table:table-cell>
          <table:table-cell office:value-type="percentage" office:value="0.43180924587814873" table:style-name="ce39">
            <text:p>43,2%</text:p>
          </table:table-cell>
          <table:table-cell office:value-type="float" office:value="10738" table:style-name="ce38">
            <text:p>10.738</text:p>
          </table:table-cell>
          <table:table-cell office:value-type="percentage" office:value="0.13573333670412457" table:style-name="ce39">
            <text:p>13,6%</text:p>
          </table:table-cell>
          <table:table-cell office:value-type="float" office:value="674" table:style-name="ce38">
            <text:p>674</text:p>
          </table:table-cell>
          <table:table-cell office:value-type="percentage" office:value="1.0531250000000001E-2" table:style-name="ce39">
            <text:p>1,1%</text:p>
          </table:table-cell>
          <table:table-cell office:value-type="float" office:value="684560" table:style-name="ce38">
            <text:p>684.560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73299090828298141" table:style-name="ce39">
            <text:p>73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289" table:style-name="ce38">
            <text:p>50.289</text:p>
          </table:table-cell>
          <table:table-cell office:value-type="percentage" office:value="1" table:style-name="ce39">
            <text:p>100,0%</text:p>
          </table:table-cell>
          <table:table-cell office:value-type="float" office:value="77646" table:style-name="ce38">
            <text:p>77.646</text:p>
          </table:table-cell>
          <table:table-cell office:value-type="percentage" office:value="0.96435491082517766" table:style-name="ce39">
            <text:p>96,4%</text:p>
          </table:table-cell>
          <table:table-cell office:value-type="float" office:value="100317" table:style-name="ce38">
            <text:p>100.317</text:p>
          </table:table-cell>
          <table:table-cell office:value-type="percentage" office:value="0.85572075645520385" table:style-name="ce39">
            <text:p>85,6%</text:p>
          </table:table-cell>
          <table:table-cell office:value-type="float" office:value="139153" table:style-name="ce38">
            <text:p>139.153</text:p>
          </table:table-cell>
          <table:table-cell office:value-type="percentage" office:value="0.8392974541155751" table:style-name="ce39">
            <text:p>83,9%</text:p>
          </table:table-cell>
          <table:table-cell office:value-type="float" office:value="146166" table:style-name="ce38">
            <text:p>146.166</text:p>
          </table:table-cell>
          <table:table-cell office:value-type="percentage" office:value="0.70895174902508584" table:style-name="ce39">
            <text:p>70,9%</text:p>
          </table:table-cell>
          <table:table-cell office:value-type="float" office:value="77650" table:style-name="ce38">
            <text:p>77.650</text:p>
          </table:table-cell>
          <table:table-cell office:value-type="percentage" office:value="0.42621043213840726" table:style-name="ce39">
            <text:p>42,6%</text:p>
          </table:table-cell>
          <table:table-cell office:value-type="float" office:value="43959" table:style-name="ce38">
            <text:p>43.959</text:p>
          </table:table-cell>
          <table:table-cell office:value-type="percentage" office:value="0.31867741514549591" table:style-name="ce39">
            <text:p>31,9%</text:p>
          </table:table-cell>
          <table:table-cell office:value-type="float" office:value="14815" table:style-name="ce38">
            <text:p>14.815</text:p>
          </table:table-cell>
          <table:table-cell office:value-type="percentage" office:value="0.15516338500209467" table:style-name="ce39">
            <text:p>15,5%</text:p>
          </table:table-cell>
          <table:table-cell office:value-type="float" office:value="649995" table:style-name="ce38">
            <text:p>649.995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62809520450454015" table:style-name="ce39">
            <text:p>62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0440" table:style-name="ce38">
            <text:p>90.440</text:p>
          </table:table-cell>
          <table:table-cell office:value-type="percentage" office:value="1" table:style-name="ce39">
            <text:p>100,0%</text:p>
          </table:table-cell>
          <table:table-cell office:value-type="float" office:value="147555" table:style-name="ce38">
            <text:p>147.555</text:p>
          </table:table-cell>
          <table:table-cell office:value-type="percentage" office:value="0.95485695426807571" table:style-name="ce39">
            <text:p>95,5%</text:p>
          </table:table-cell>
          <table:table-cell office:value-type="float" office:value="197013" table:style-name="ce38">
            <text:p>197.013</text:p>
          </table:table-cell>
          <table:table-cell office:value-type="percentage" office:value="0.83802511357255882" table:style-name="ce39">
            <text:p>83,8%</text:p>
          </table:table-cell>
          <table:table-cell office:value-type="float" office:value="300651" table:style-name="ce38">
            <text:p>300.651</text:p>
          </table:table-cell>
          <table:table-cell office:value-type="percentage" office:value="0.85774809421646048" table:style-name="ce39">
            <text:p>85,8%</text:p>
          </table:table-cell>
          <table:table-cell office:value-type="float" office:value="274777" table:style-name="ce38">
            <text:p>274.777</text:p>
          </table:table-cell>
          <table:table-cell office:value-type="percentage" office:value="0.70832688877202754" table:style-name="ce39">
            <text:p>70,8%</text:p>
          </table:table-cell>
          <table:table-cell office:value-type="float" office:value="139518" table:style-name="ce38">
            <text:p>139.518</text:p>
          </table:table-cell>
          <table:table-cell office:value-type="percentage" office:value="0.44870615629040245" table:style-name="ce39">
            <text:p>44,9%</text:p>
          </table:table-cell>
          <table:table-cell office:value-type="float" office:value="45204" table:style-name="ce38">
            <text:p>45.204</text:p>
          </table:table-cell>
          <table:table-cell office:value-type="percentage" office:value="0.17956051289384622" table:style-name="ce39">
            <text:p>18,0%</text:p>
          </table:table-cell>
          <table:table-cell office:value-type="float" office:value="6541" table:style-name="ce38">
            <text:p>6.541</text:p>
          </table:table-cell>
          <table:table-cell office:value-type="percentage" office:value="3.6379917351235004E-2" table:style-name="ce39">
            <text:p>3,6%</text:p>
          </table:table-cell>
          <table:table-cell office:value-type="float" office:value="1201699" table:style-name="ce38">
            <text:p>1.201.699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61286971369469401" table:style-name="ce39">
            <text:p>61,3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782" table:style-name="ce38">
            <text:p>41.782</text:p>
          </table:table-cell>
          <table:table-cell office:value-type="percentage" office:value="1" table:style-name="ce39">
            <text:p>100,0%</text:p>
          </table:table-cell>
          <table:table-cell office:value-type="float" office:value="55448" table:style-name="ce38">
            <text:p>55.448</text:p>
          </table:table-cell>
          <table:table-cell office:value-type="percentage" office:value="1" table:style-name="ce39">
            <text:p>100,0%</text:p>
          </table:table-cell>
          <table:table-cell office:value-type="float" office:value="71886" table:style-name="ce38">
            <text:p>71.886</text:p>
          </table:table-cell>
          <table:table-cell office:value-type="percentage" office:value="0.92942013058374817" table:style-name="ce39">
            <text:p>92,9%</text:p>
          </table:table-cell>
          <table:table-cell office:value-type="float" office:value="77544" table:style-name="ce38">
            <text:p>77.544</text:p>
          </table:table-cell>
          <table:table-cell office:value-type="percentage" office:value="0.86194477791116442" table:style-name="ce39">
            <text:p>86,2%</text:p>
          </table:table-cell>
          <table:table-cell office:value-type="float" office:value="73478" table:style-name="ce38">
            <text:p>73.478</text:p>
          </table:table-cell>
          <table:table-cell office:value-type="percentage" office:value="0.75154701387965506" table:style-name="ce39">
            <text:p>75,2%</text:p>
          </table:table-cell>
          <table:table-cell office:value-type="float" office:value="11617" table:style-name="ce38">
            <text:p>11.617</text:p>
          </table:table-cell>
          <table:table-cell office:value-type="percentage" office:value="0.16484327331034582" table:style-name="ce39">
            <text:p>16,5%</text:p>
          </table:table-cell>
          <table:table-cell office:value-type="float" office:value="5419" table:style-name="ce38">
            <text:p>5.419</text:p>
          </table:table-cell>
          <table:table-cell office:value-type="percentage" office:value="0.10729630729630729" table:style-name="ce39">
            <text:p>10,7%</text:p>
          </table:table-cell>
          <table:table-cell office:value-type="float" office:value="271" table:style-name="ce38">
            <text:p>271</text:p>
          </table:table-cell>
          <table:table-cell office:value-type="percentage" office:value="6.1642745035598119E-3" table:style-name="ce39">
            <text:p>0,6%</text:p>
          </table:table-cell>
          <table:table-cell office:value-type="float" office:value="337445" table:style-name="ce38">
            <text:p>337.445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64382296657107918" table:style-name="ce39">
            <text:p>64,4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5860" table:style-name="ce38">
            <text:p>225.860</text:p>
          </table:table-cell>
          <table:table-cell office:value-type="percentage" office:value="1" table:style-name="ce39">
            <text:p>100,0%</text:p>
          </table:table-cell>
          <table:table-cell office:value-type="float" office:value="247613" table:style-name="ce38">
            <text:p>247.613</text:p>
          </table:table-cell>
          <table:table-cell office:value-type="percentage" office:value="1" table:style-name="ce39">
            <text:p>100,0%</text:p>
          </table:table-cell>
          <table:table-cell office:value-type="float" office:value="302764" table:style-name="ce38">
            <text:p>302.764</text:p>
          </table:table-cell>
          <table:table-cell office:value-type="percentage" office:value="0.95036961469041825" table:style-name="ce39">
            <text:p>95,0%</text:p>
          </table:table-cell>
          <table:table-cell office:value-type="float" office:value="335487" table:style-name="ce38">
            <text:p>335.487</text:p>
          </table:table-cell>
          <table:table-cell office:value-type="percentage" office:value="0.8801390437463108" table:style-name="ce39">
            <text:p>88,0%</text:p>
          </table:table-cell>
          <table:table-cell office:value-type="float" office:value="286476" table:style-name="ce38">
            <text:p>286.476</text:p>
          </table:table-cell>
          <table:table-cell office:value-type="percentage" office:value="0.78852754572604289" table:style-name="ce39">
            <text:p>78,9%</text:p>
          </table:table-cell>
          <table:table-cell office:value-type="float" office:value="64872" table:style-name="ce38">
            <text:p>64.872</text:p>
          </table:table-cell>
          <table:table-cell office:value-type="percentage" office:value="0.24225585642105735" table:style-name="ce39">
            <text:p>24,2%</text:p>
          </table:table-cell>
          <table:table-cell office:value-type="float" office:value="27503" table:style-name="ce38">
            <text:p>27.503</text:p>
          </table:table-cell>
          <table:table-cell office:value-type="percentage" office:value="0.13034226514885833" table:style-name="ce39">
            <text:p>13,0%</text:p>
          </table:table-cell>
          <table:table-cell office:value-type="float" office:value="1391" table:style-name="ce38">
            <text:p>1.391</text:p>
          </table:table-cell>
          <table:table-cell office:value-type="percentage" office:value="8.4128654546334267E-3" table:style-name="ce39">
            <text:p>0,8%</text:p>
          </table:table-cell>
          <table:table-cell office:value-type="float" office:value="1491966" table:style-name="ce38">
            <text:p>1.491.966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68556643000607009" table:style-name="ce39">
            <text:p>68,6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442" table:style-name="ce38">
            <text:p>135.442</text:p>
          </table:table-cell>
          <table:table-cell office:value-type="percentage" office:value="1" table:style-name="ce39">
            <text:p>100,0%</text:p>
          </table:table-cell>
          <table:table-cell office:value-type="float" office:value="156112" table:style-name="ce38">
            <text:p>156.112</text:p>
          </table:table-cell>
          <table:table-cell office:value-type="percentage" office:value="0.9812131916204172" table:style-name="ce39">
            <text:p>98,1%</text:p>
          </table:table-cell>
          <table:table-cell office:value-type="float" office:value="190399" table:style-name="ce38">
            <text:p>190.399</text:p>
          </table:table-cell>
          <table:table-cell office:value-type="percentage" office:value="0.8716146930105656" table:style-name="ce39">
            <text:p>87,2%</text:p>
          </table:table-cell>
          <table:table-cell office:value-type="float" office:value="253415" table:style-name="ce38">
            <text:p>253.415</text:p>
          </table:table-cell>
          <table:table-cell office:value-type="percentage" office:value="0.8241727863456898" table:style-name="ce39">
            <text:p>82,4%</text:p>
          </table:table-cell>
          <table:table-cell office:value-type="float" office:value="241712" table:style-name="ce38">
            <text:p>241.712</text:p>
          </table:table-cell>
          <table:table-cell office:value-type="percentage" office:value="0.73112021899245327" table:style-name="ce39">
            <text:p>73,1%</text:p>
          </table:table-cell>
          <table:table-cell office:value-type="float" office:value="125887" table:style-name="ce38">
            <text:p>125.887</text:p>
          </table:table-cell>
          <table:table-cell office:value-type="percentage" office:value="0.47343560197216256" table:style-name="ce39">
            <text:p>47,3%</text:p>
          </table:table-cell>
          <table:table-cell office:value-type="float" office:value="33799" table:style-name="ce38">
            <text:p>33.799</text:p>
          </table:table-cell>
          <table:table-cell office:value-type="percentage" office:value="0.15497801356327004" table:style-name="ce39">
            <text:p>15,5%</text:p>
          </table:table-cell>
          <table:table-cell office:value-type="float" office:value="1321" table:style-name="ce38">
            <text:p>1.321</text:p>
          </table:table-cell>
          <table:table-cell office:value-type="percentage" office:value="7.5931759133653692E-3" table:style-name="ce39">
            <text:p>0,8%</text:p>
          </table:table-cell>
          <table:table-cell office:value-type="float" office:value="1138087" table:style-name="ce38">
            <text:p>1.138.087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62920005926633582" table:style-name="ce39">
            <text:p>62,9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49292" table:style-name="ce38">
            <text:p>449.292</text:p>
          </table:table-cell>
          <table:table-cell office:value-type="percentage" office:value="1" table:style-name="ce39">
            <text:p>100,0%</text:p>
          </table:table-cell>
          <table:table-cell office:value-type="float" office:value="605973" table:style-name="ce38">
            <text:p>605.973</text:p>
          </table:table-cell>
          <table:table-cell office:value-type="percentage" office:value="0.95384956838745016" table:style-name="ce39">
            <text:p>95,4%</text:p>
          </table:table-cell>
          <table:table-cell office:value-type="float" office:value="750984" table:style-name="ce38">
            <text:p>750.984</text:p>
          </table:table-cell>
          <table:table-cell office:value-type="percentage" office:value="0.89660738505033521" table:style-name="ce39">
            <text:p>89,7%</text:p>
          </table:table-cell>
          <table:table-cell office:value-type="float" office:value="916217" table:style-name="ce38">
            <text:p>916.217</text:p>
          </table:table-cell>
          <table:table-cell office:value-type="percentage" office:value="0.8391956254923153" table:style-name="ce39">
            <text:p>83,9%</text:p>
          </table:table-cell>
          <table:table-cell office:value-type="float" office:value="994413" table:style-name="ce38">
            <text:p>994.413</text:p>
          </table:table-cell>
          <table:table-cell office:value-type="percentage" office:value="0.75519971444953693" table:style-name="ce39">
            <text:p>75,5%</text:p>
          </table:table-cell>
          <table:table-cell office:value-type="float" office:value="475954" table:style-name="ce38">
            <text:p>475.954</text:p>
          </table:table-cell>
          <table:table-cell office:value-type="percentage" office:value="0.45561009790820295" table:style-name="ce39">
            <text:p>45,6%</text:p>
          </table:table-cell>
          <table:table-cell office:value-type="float" office:value="217479" table:style-name="ce38">
            <text:p>217.479</text:p>
          </table:table-cell>
          <table:table-cell office:value-type="percentage" office:value="0.259232240876826" table:style-name="ce39">
            <text:p>25,9%</text:p>
          </table:table-cell>
          <table:table-cell office:value-type="float" office:value="53292" table:style-name="ce38">
            <text:p>53.292</text:p>
          </table:table-cell>
          <table:table-cell office:value-type="percentage" office:value="8.12172529512349E-2" table:style-name="ce39">
            <text:p>8,1%</text:p>
          </table:table-cell>
          <table:table-cell office:value-type="float" office:value="4463604" table:style-name="ce38">
            <text:p>4.463.604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64987915601395385" table:style-name="ce39">
            <text:p>65,0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1560" table:style-name="ce38">
            <text:p>291.560</text:p>
          </table:table-cell>
          <table:table-cell office:value-type="percentage" office:value="1" table:style-name="ce39">
            <text:p>100,0%</text:p>
          </table:table-cell>
          <table:table-cell office:value-type="float" office:value="428134" table:style-name="ce38">
            <text:p>428.134</text:p>
          </table:table-cell>
          <table:table-cell office:value-type="percentage" office:value="0.97778295444683483" table:style-name="ce39">
            <text:p>97,8%</text:p>
          </table:table-cell>
          <table:table-cell office:value-type="float" office:value="510643" table:style-name="ce38">
            <text:p>510.643</text:p>
          </table:table-cell>
          <table:table-cell office:value-type="percentage" office:value="0.87931527324323955" table:style-name="ce39">
            <text:p>87,9%</text:p>
          </table:table-cell>
          <table:table-cell office:value-type="float" office:value="658582" table:style-name="ce38">
            <text:p>658.582</text:p>
          </table:table-cell>
          <table:table-cell office:value-type="percentage" office:value="0.87538513479385482" table:style-name="ce39">
            <text:p>87,5%</text:p>
          </table:table-cell>
          <table:table-cell office:value-type="float" office:value="627551" table:style-name="ce38">
            <text:p>627.551</text:p>
          </table:table-cell>
          <table:table-cell office:value-type="percentage" office:value="0.73691855686082941" table:style-name="ce39">
            <text:p>73,7%</text:p>
          </table:table-cell>
          <table:table-cell office:value-type="float" office:value="96391" table:style-name="ce38">
            <text:p>96.391</text:p>
          </table:table-cell>
          <table:table-cell office:value-type="percentage" office:value="0.14857751491694143" table:style-name="ce39">
            <text:p>14,9%</text:p>
          </table:table-cell>
          <table:table-cell office:value-type="float" office:value="53142" table:style-name="ce38">
            <text:p>53.142</text:p>
          </table:table-cell>
          <table:table-cell office:value-type="percentage" office:value="0.10296322990897572" table:style-name="ce39">
            <text:p>10,3%</text:p>
          </table:table-cell>
          <table:table-cell office:value-type="float" office:value="2718" table:style-name="ce38">
            <text:p>2.718</text:p>
          </table:table-cell>
          <table:table-cell office:value-type="percentage" office:value="6.4023593094497218E-3" table:style-name="ce39">
            <text:p>0,6%</text:p>
          </table:table-cell>
          <table:table-cell office:value-type="float" office:value="2668721" table:style-name="ce38">
            <text:p>2.668.721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59457399521751231" table:style-name="ce39">
            <text:p>5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6949" table:style-name="ce38">
            <text:p>76.949</text:p>
          </table:table-cell>
          <table:table-cell office:value-type="percentage" office:value="1" table:style-name="ce39">
            <text:p>100,0%</text:p>
          </table:table-cell>
          <table:table-cell office:value-type="float" office:value="94873" table:style-name="ce38">
            <text:p>94.873</text:p>
          </table:table-cell>
          <table:table-cell office:value-type="percentage" office:value="1" table:style-name="ce39">
            <text:p>100,0%</text:p>
          </table:table-cell>
          <table:table-cell office:value-type="float" office:value="125296" table:style-name="ce38">
            <text:p>125.296</text:p>
          </table:table-cell>
          <table:table-cell office:value-type="percentage" office:value="0.9999920189629441" table:style-name="ce39">
            <text:p>100,0%</text:p>
          </table:table-cell>
          <table:table-cell office:value-type="float" office:value="156082" table:style-name="ce38">
            <text:p>156.082</text:p>
          </table:table-cell>
          <table:table-cell office:value-type="percentage" office:value="0.92238322617246593" table:style-name="ce39">
            <text:p>92,2%</text:p>
          </table:table-cell>
          <table:table-cell office:value-type="float" office:value="137233" table:style-name="ce38">
            <text:p>137.233</text:p>
          </table:table-cell>
          <table:table-cell office:value-type="percentage" office:value="0.86042735149911598" table:style-name="ce39">
            <text:p>86,0%</text:p>
          </table:table-cell>
          <table:table-cell office:value-type="float" office:value="69218" table:style-name="ce38">
            <text:p>69.218</text:p>
          </table:table-cell>
          <table:table-cell office:value-type="percentage" office:value="0.51856846395313116" table:style-name="ce39">
            <text:p>51,9%</text:p>
          </table:table-cell>
          <table:table-cell office:value-type="float" office:value="14142" table:style-name="ce38">
            <text:p>14.142</text:p>
          </table:table-cell>
          <table:table-cell office:value-type="percentage" office:value="0.12479703494528768" table:style-name="ce39">
            <text:p>12,5%</text:p>
          </table:table-cell>
          <table:table-cell office:value-type="float" office:value="748" table:style-name="ce38">
            <text:p>748</text:p>
          </table:table-cell>
          <table:table-cell office:value-type="percentage" office:value="8.8259587020648976E-3" table:style-name="ce39">
            <text:p>0,9%</text:p>
          </table:table-cell>
          <table:table-cell office:value-type="float" office:value="674541" table:style-name="ce38">
            <text:p>674.541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70748355685797804" table:style-name="ce39">
            <text:p>70,7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493" table:style-name="ce38">
            <text:p>239.493</text:p>
          </table:table-cell>
          <table:table-cell office:value-type="percentage" office:value="1" table:style-name="ce39">
            <text:p>100,0%</text:p>
          </table:table-cell>
          <table:table-cell office:value-type="float" office:value="288368" table:style-name="ce38">
            <text:p>288.368</text:p>
          </table:table-cell>
          <table:table-cell office:value-type="percentage" office:value="0.99518915523774687" table:style-name="ce39">
            <text:p>99,5%</text:p>
          </table:table-cell>
          <table:table-cell office:value-type="float" office:value="332471" table:style-name="ce38">
            <text:p>332.471</text:p>
          </table:table-cell>
          <table:table-cell office:value-type="percentage" office:value="0.95833129159736774" table:style-name="ce39">
            <text:p>95,8%</text:p>
          </table:table-cell>
          <table:table-cell office:value-type="float" office:value="374972" table:style-name="ce38">
            <text:p>374.972</text:p>
          </table:table-cell>
          <table:table-cell office:value-type="percentage" office:value="0.92382892859870558" table:style-name="ce39">
            <text:p>92,4%</text:p>
          </table:table-cell>
          <table:table-cell office:value-type="float" office:value="379650" table:style-name="ce38">
            <text:p>379.650</text:p>
          </table:table-cell>
          <table:table-cell office:value-type="percentage" office:value="0.85657042423531371" table:style-name="ce39">
            <text:p>85,7%</text:p>
          </table:table-cell>
          <table:table-cell office:value-type="float" office:value="109306" table:style-name="ce38">
            <text:p>109.306</text:p>
          </table:table-cell>
          <table:table-cell office:value-type="percentage" office:value="0.3379817444219067" table:style-name="ce39">
            <text:p>33,8%</text:p>
          </table:table-cell>
          <table:table-cell office:value-type="float" office:value="21807" table:style-name="ce38">
            <text:p>21.807</text:p>
          </table:table-cell>
          <table:table-cell office:value-type="percentage" office:value="9.4410362757109886E-2" table:style-name="ce39">
            <text:p>9,4%</text:p>
          </table:table-cell>
          <table:table-cell office:value-type="float" office:value="758" table:style-name="ce38">
            <text:p>758</text:p>
          </table:table-cell>
          <table:table-cell office:value-type="percentage" office:value="4.2109473520474203E-3" table:style-name="ce39">
            <text:p>0,4%</text:p>
          </table:table-cell>
          <table:table-cell office:value-type="float" office:value="1746825" table:style-name="ce38">
            <text:p>1.746.825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71168349360378114" table:style-name="ce39">
            <text:p>71,2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079" table:style-name="ce38">
            <text:p>23.079</text:p>
          </table:table-cell>
          <table:table-cell office:value-type="percentage" office:value="1" table:style-name="ce39">
            <text:p>100,0%</text:p>
          </table:table-cell>
          <table:table-cell office:value-type="float" office:value="28420" table:style-name="ce38">
            <text:p>28.420</text:p>
          </table:table-cell>
          <table:table-cell office:value-type="percentage" office:value="1" table:style-name="ce39">
            <text:p>100,0%</text:p>
          </table:table-cell>
          <table:table-cell office:value-type="float" office:value="35203" table:style-name="ce38">
            <text:p>35.203</text:p>
          </table:table-cell>
          <table:table-cell office:value-type="percentage" office:value="0.93332096081446525" table:style-name="ce39">
            <text:p>93,3%</text:p>
          </table:table-cell>
          <table:table-cell office:value-type="float" office:value="42413" table:style-name="ce38">
            <text:p>42.413</text:p>
          </table:table-cell>
          <table:table-cell office:value-type="percentage" office:value="0.88983299765021817" table:style-name="ce39">
            <text:p>89,0%</text:p>
          </table:table-cell>
          <table:table-cell office:value-type="float" office:value="36096" table:style-name="ce38">
            <text:p>36.096</text:p>
          </table:table-cell>
          <table:table-cell office:value-type="percentage" office:value="0.68173834211570061" table:style-name="ce39">
            <text:p>68,2%</text:p>
          </table:table-cell>
          <table:table-cell office:value-type="float" office:value="8555" table:style-name="ce38">
            <text:p>8.555</text:p>
          </table:table-cell>
          <table:table-cell office:value-type="percentage" office:value="0.21757928736743051" table:style-name="ce39">
            <text:p>21,8%</text:p>
          </table:table-cell>
          <table:table-cell office:value-type="float" office:value="4323" table:style-name="ce38">
            <text:p>4.323</text:p>
          </table:table-cell>
          <table:table-cell office:value-type="percentage" office:value="0.14193315385120495" table:style-name="ce39">
            <text:p>14,2%</text:p>
          </table:table-cell>
          <table:table-cell office:value-type="float" office:value="218" table:style-name="ce38">
            <text:p>218</text:p>
          </table:table-cell>
          <table:table-cell office:value-type="percentage" office:value="8.5383048723170919E-3" table:style-name="ce39">
            <text:p>0,9%</text:p>
          </table:table-cell>
          <table:table-cell office:value-type="float" office:value="178307" table:style-name="ce38">
            <text:p>178.307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6279078775927035" table:style-name="ce39">
            <text:p>62,8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8795" table:style-name="ce38">
            <text:p>368.795</text:p>
          </table:table-cell>
          <table:table-cell office:value-type="percentage" office:value="1" table:style-name="ce39">
            <text:p>100,0%</text:p>
          </table:table-cell>
          <table:table-cell office:value-type="float" office:value="504826" table:style-name="ce38">
            <text:p>504.826</text:p>
          </table:table-cell>
          <table:table-cell office:value-type="percentage" office:value="0.95959747643423732" table:style-name="ce39">
            <text:p>96,0%</text:p>
          </table:table-cell>
          <table:table-cell office:value-type="float" office:value="656737" table:style-name="ce38">
            <text:p>656.737</text:p>
          </table:table-cell>
          <table:table-cell office:value-type="percentage" office:value="0.93376300789253297" table:style-name="ce39">
            <text:p>93,4%</text:p>
          </table:table-cell>
          <table:table-cell office:value-type="float" office:value="891779" table:style-name="ce38">
            <text:p>891.779</text:p>
          </table:table-cell>
          <table:table-cell office:value-type="percentage" office:value="0.91672963034921462" table:style-name="ce39">
            <text:p>91,7%</text:p>
          </table:table-cell>
          <table:table-cell office:value-type="float" office:value="854030" table:style-name="ce38">
            <text:p>854.030</text:p>
          </table:table-cell>
          <table:table-cell office:value-type="percentage" office:value="0.73246247119353736" table:style-name="ce39">
            <text:p>73,2%</text:p>
          </table:table-cell>
          <table:table-cell office:value-type="float" office:value="353442" table:style-name="ce38">
            <text:p>353.442</text:p>
          </table:table-cell>
          <table:table-cell office:value-type="percentage" office:value="0.37218524914704521" table:style-name="ce39">
            <text:p>37,2%</text:p>
          </table:table-cell>
          <table:table-cell office:value-type="float" office:value="149405" table:style-name="ce38">
            <text:p>149.405</text:p>
          </table:table-cell>
          <table:table-cell office:value-type="percentage" office:value="0.20122563049260919" table:style-name="ce39">
            <text:p>20,1%</text:p>
          </table:table-cell>
          <table:table-cell office:value-type="float" office:value="17559" table:style-name="ce38">
            <text:p>17.559</text:p>
          </table:table-cell>
          <table:table-cell office:value-type="percentage" office:value="3.1721170209306614E-2" table:style-name="ce39">
            <text:p>3,2%</text:p>
          </table:table-cell>
          <table:table-cell office:value-type="float" office:value="3796573" table:style-name="ce38">
            <text:p>3.796.573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63509752611979686" table:style-name="ce39">
            <text:p>63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380" table:style-name="ce38">
            <text:p>72.380</text:p>
          </table:table-cell>
          <table:table-cell office:value-type="percentage" office:value="1" table:style-name="ce39">
            <text:p>100,0%</text:p>
          </table:table-cell>
          <table:table-cell office:value-type="float" office:value="99360" table:style-name="ce38">
            <text:p>99.360</text:p>
          </table:table-cell>
          <table:table-cell office:value-type="percentage" office:value="0.96560705157484528" table:style-name="ce39">
            <text:p>96,6%</text:p>
          </table:table-cell>
          <table:table-cell office:value-type="float" office:value="126216" table:style-name="ce38">
            <text:p>126.216</text:p>
          </table:table-cell>
          <table:table-cell office:value-type="percentage" office:value="0.85914409600500985" table:style-name="ce39">
            <text:p>85,9%</text:p>
          </table:table-cell>
          <table:table-cell office:value-type="float" office:value="187059" table:style-name="ce38">
            <text:p>187.059</text:p>
          </table:table-cell>
          <table:table-cell office:value-type="percentage" office:value="0.87715703192407246" table:style-name="ce39">
            <text:p>87,7%</text:p>
          </table:table-cell>
          <table:table-cell office:value-type="float" office:value="193446" table:style-name="ce38">
            <text:p>193.446</text:p>
          </table:table-cell>
          <table:table-cell office:value-type="percentage" office:value="0.76112796421109785" table:style-name="ce39">
            <text:p>76,1%</text:p>
          </table:table-cell>
          <table:table-cell office:value-type="float" office:value="77190" table:style-name="ce38">
            <text:p>77.190</text:p>
          </table:table-cell>
          <table:table-cell office:value-type="percentage" office:value="0.36932484222714507" table:style-name="ce39">
            <text:p>36,9%</text:p>
          </table:table-cell>
          <table:table-cell office:value-type="float" office:value="22878" table:style-name="ce38">
            <text:p>22.878</text:p>
          </table:table-cell>
          <table:table-cell office:value-type="percentage" office:value="0.13282011982722586" table:style-name="ce39">
            <text:p>13,3%</text:p>
          </table:table-cell>
          <table:table-cell office:value-type="float" office:value="1582" table:style-name="ce38">
            <text:p>1.582</text:p>
          </table:table-cell>
          <table:table-cell office:value-type="percentage" office:value="1.1149167688556246E-2" table:style-name="ce39">
            <text:p>1,1%</text:p>
          </table:table-cell>
          <table:table-cell office:value-type="float" office:value="780111" table:style-name="ce38">
            <text:p>780.111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59544230870512016" table:style-name="ce39">
            <text:p>59,5%</text:p>
          </table:table-cell>
          <table:table-cell table:number-columns-repeated="16364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26" table:style-name="ce38">
            <text:p>41.926</text:p>
          </table:table-cell>
          <table:table-cell office:value-type="percentage" office:value="1" table:style-name="ce39">
            <text:p>100,0%</text:p>
          </table:table-cell>
          <table:table-cell office:value-type="float" office:value="55503" table:style-name="ce38">
            <text:p>55.503</text:p>
          </table:table-cell>
          <table:table-cell office:value-type="percentage" office:value="0.99482004588471462" table:style-name="ce39">
            <text:p>99,5%</text:p>
          </table:table-cell>
          <table:table-cell office:value-type="float" office:value="68680" table:style-name="ce38">
            <text:p>68.680</text:p>
          </table:table-cell>
          <table:table-cell office:value-type="percentage" office:value="0.93006879367314876" table:style-name="ce39">
            <text:p>93,0%</text:p>
          </table:table-cell>
          <table:table-cell office:value-type="float" office:value="87060" table:style-name="ce38">
            <text:p>87.060</text:p>
          </table:table-cell>
          <table:table-cell office:value-type="percentage" office:value="0.90036610337766565" table:style-name="ce39">
            <text:p>90,0%</text:p>
          </table:table-cell>
          <table:table-cell office:value-type="float" office:value="86863" table:style-name="ce38">
            <text:p>86.863</text:p>
          </table:table-cell>
          <table:table-cell office:value-type="percentage" office:value="0.80427214310846096" table:style-name="ce39">
            <text:p>80,4%</text:p>
          </table:table-cell>
          <table:table-cell office:value-type="float" office:value="40964" table:style-name="ce38">
            <text:p>40.964</text:p>
          </table:table-cell>
          <table:table-cell office:value-type="percentage" office:value="0.50360826643390177" table:style-name="ce39">
            <text:p>50,4%</text:p>
          </table:table-cell>
          <table:table-cell office:value-type="float" office:value="13056" table:style-name="ce38">
            <text:p>13.056</text:p>
          </table:table-cell>
          <table:table-cell office:value-type="percentage" office:value="0.19164208023250692" table:style-name="ce39">
            <text:p>19,2%</text:p>
          </table:table-cell>
          <table:table-cell office:value-type="float" office:value="1337" table:style-name="ce38">
            <text:p>1.337</text:p>
          </table:table-cell>
          <table:table-cell office:value-type="percentage" office:value="2.3710718592608357E-2" table:style-name="ce39">
            <text:p>2,4%</text:p>
          </table:table-cell>
          <table:table-cell office:value-type="float" office:value="395389" table:style-name="ce38">
            <text:p>395.389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68011744995304069" table:style-name="ce39">
            <text:p>68,0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311" table:style-name="ce38">
            <text:p>161.311</text:p>
          </table:table-cell>
          <table:table-cell office:value-type="percentage" office:value="1.0212788857233301" table:style-name="ce39">
            <text:p>102,1%</text:p>
          </table:table-cell>
          <table:table-cell office:value-type="float" office:value="211323" table:style-name="ce38">
            <text:p>211.323</text:p>
          </table:table-cell>
          <table:table-cell office:value-type="percentage" office:value="0.99174961634308079" table:style-name="ce39">
            <text:p>99,2%</text:p>
          </table:table-cell>
          <table:table-cell office:value-type="float" office:value="266708" table:style-name="ce38">
            <text:p>266.708</text:p>
          </table:table-cell>
          <table:table-cell office:value-type="percentage" office:value="0.9521239187630971" table:style-name="ce39">
            <text:p>95,2%</text:p>
          </table:table-cell>
          <table:table-cell office:value-type="float" office:value="306313" table:style-name="ce38">
            <text:p>306.313</text:p>
          </table:table-cell>
          <table:table-cell office:value-type="percentage" office:value="0.90098153698632555" table:style-name="ce39">
            <text:p>90,1%</text:p>
          </table:table-cell>
          <table:table-cell office:value-type="float" office:value="291263" table:style-name="ce38">
            <text:p>291.263</text:p>
          </table:table-cell>
          <table:table-cell office:value-type="percentage" office:value="0.80429842074596902" table:style-name="ce39">
            <text:p>80,4%</text:p>
          </table:table-cell>
          <table:table-cell office:value-type="float" office:value="108678" table:style-name="ce38">
            <text:p>108.678</text:p>
          </table:table-cell>
          <table:table-cell office:value-type="percentage" office:value="0.41712116617986283" table:style-name="ce39">
            <text:p>41,7%</text:p>
          </table:table-cell>
          <table:table-cell office:value-type="float" office:value="34055" table:style-name="ce38">
            <text:p>34.055</text:p>
          </table:table-cell>
          <table:table-cell office:value-type="percentage" office:value="0.1689789315946689" table:style-name="ce39">
            <text:p>16,9%</text:p>
          </table:table-cell>
          <table:table-cell office:value-type="float" office:value="3907" table:style-name="ce38">
            <text:p>3.907</text:p>
          </table:table-cell>
          <table:table-cell office:value-type="percentage" office:value="2.3172366345207168E-2" table:style-name="ce39">
            <text:p>2,3%</text:p>
          </table:table-cell>
          <table:table-cell office:value-type="float" office:value="1383558" table:style-name="ce38">
            <text:p>1.383.558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69737789845776821" table:style-name="ce39">
            <text:p>69,7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47" table:style-name="ce38">
            <text:p>2.347</text:p>
          </table:table-cell>
          <table:table-cell office:value-type="percentage" office:value="0.9009596928982726" table:style-name="ce39">
            <text:p>90,1%</text:p>
          </table:table-cell>
          <table:table-cell office:value-type="float" office:value="3796" table:style-name="ce38">
            <text:p>3.796</text:p>
          </table:table-cell>
          <table:table-cell office:value-type="percentage" office:value="0.87911069939786934" table:style-name="ce39">
            <text:p>87,9%</text:p>
          </table:table-cell>
          <table:table-cell office:value-type="float" office:value="6974" table:style-name="ce38">
            <text:p>6.974</text:p>
          </table:table-cell>
          <table:table-cell office:value-type="percentage" office:value="0.88761613847524501" table:style-name="ce39">
            <text:p>88,8%</text:p>
          </table:table-cell>
          <table:table-cell office:value-type="float" office:value="9731" table:style-name="ce38">
            <text:p>9.731</text:p>
          </table:table-cell>
          <table:table-cell office:value-type="percentage" office:value="0.84207338179300795" table:style-name="ce39">
            <text:p>84,2%</text:p>
          </table:table-cell>
          <table:table-cell office:value-type="float" office:value="9680" table:style-name="ce38">
            <text:p>9.680</text:p>
          </table:table-cell>
          <table:table-cell office:value-type="percentage" office:value="0.76570162948900489" table:style-name="ce39">
            <text:p>76,6%</text:p>
          </table:table-cell>
          <table:table-cell office:value-type="float" office:value="6980" table:style-name="ce38">
            <text:p>6.980</text:p>
          </table:table-cell>
          <table:table-cell office:value-type="percentage" office:value="0.58685051286362877" table:style-name="ce39">
            <text:p>58,7%</text:p>
          </table:table-cell>
          <table:table-cell office:value-type="float" office:value="5360" table:style-name="ce38">
            <text:p>5.360</text:p>
          </table:table-cell>
          <table:table-cell office:value-type="percentage" office:value="0.48873894410504237" table:style-name="ce39">
            <text:p>48,9%</text:p>
          </table:table-cell>
          <table:table-cell office:value-type="float" office:value="1643" table:style-name="ce38">
            <text:p>1.643</text:p>
          </table:table-cell>
          <table:table-cell office:value-type="percentage" office:value="0.18003506465044927" table:style-name="ce39">
            <text:p>18,0%</text:p>
          </table:table-cell>
          <table:table-cell office:value-type="float" office:value="46511" table:style-name="ce38">
            <text:p>46.511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65540759529345449" table:style-name="ce39">
            <text:p>65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26" table:style-name="ce38">
            <text:p>1.926</text:p>
          </table:table-cell>
          <table:table-cell office:value-type="percentage" office:value="0.81992337164750961" table:style-name="ce39">
            <text:p>82,0%</text:p>
          </table:table-cell>
          <table:table-cell office:value-type="float" office:value="3186" table:style-name="ce38">
            <text:p>3.186</text:p>
          </table:table-cell>
          <table:table-cell office:value-type="percentage" office:value="0.85005336179295621" table:style-name="ce39">
            <text:p>85,0%</text:p>
          </table:table-cell>
          <table:table-cell office:value-type="float" office:value="6747" table:style-name="ce38">
            <text:p>6.747</text:p>
          </table:table-cell>
          <table:table-cell office:value-type="percentage" office:value="0.86201609812188573" table:style-name="ce39">
            <text:p>86,2%</text:p>
          </table:table-cell>
          <table:table-cell office:value-type="float" office:value="9004" table:style-name="ce38">
            <text:p>9.004</text:p>
          </table:table-cell>
          <table:table-cell office:value-type="percentage" office:value="0.79688468006018232" table:style-name="ce39">
            <text:p>79,7%</text:p>
          </table:table-cell>
          <table:table-cell office:value-type="float" office:value="9089" table:style-name="ce38">
            <text:p>9.089</text:p>
          </table:table-cell>
          <table:table-cell office:value-type="percentage" office:value="0.7572904515914014" table:style-name="ce39">
            <text:p>75,7%</text:p>
          </table:table-cell>
          <table:table-cell office:value-type="float" office:value="6923" table:style-name="ce38">
            <text:p>6.923</text:p>
          </table:table-cell>
          <table:table-cell office:value-type="percentage" office:value="0.57059259869776646" table:style-name="ce39">
            <text:p>57,1%</text:p>
          </table:table-cell>
          <table:table-cell office:value-type="float" office:value="5218" table:style-name="ce38">
            <text:p>5.218</text:p>
          </table:table-cell>
          <table:table-cell office:value-type="percentage" office:value="0.43501458941225513" table:style-name="ce39">
            <text:p>43,5%</text:p>
          </table:table-cell>
          <table:table-cell office:value-type="float" office:value="1499" table:style-name="ce38">
            <text:p>1.499</text:p>
          </table:table-cell>
          <table:table-cell office:value-type="percentage" office:value="0.15656987674952999" table:style-name="ce39">
            <text:p>15,7%</text:p>
          </table:table-cell>
          <table:table-cell office:value-type="float" office:value="43592" table:style-name="ce38">
            <text:p>43.592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61460374751505065" table:style-name="ce39">
            <text:p>61,5%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2" table:style-name="ce38">
            <text:p>22</text:p>
          </table:table-cell>
          <table:table-cell office:value-type="string" table:style-name="ce39">
            <text:p>-</text:p>
          </table:table-cell>
          <table:table-cell office:value-type="float" office:value="16" table:style-name="ce38">
            <text:p>16</text:p>
          </table:table-cell>
          <table:table-cell office:value-type="string" table:style-name="ce39">
            <text:p>-</text:p>
          </table:table-cell>
          <table:table-cell office:value-type="float" office:value="3247" table:style-name="ce38">
            <text:p>3.247</text:p>
          </table:table-cell>
          <table:table-cell office:value-type="string" table:style-name="ce39">
            <text:p>-</text:p>
          </table:table-cell>
          <table:table-cell office:value-type="float" office:value="8545" table:style-name="ce38">
            <text:p>8.545</text:p>
          </table:table-cell>
          <table:table-cell office:value-type="string" table:style-name="ce39">
            <text:p>-</text:p>
          </table:table-cell>
          <table:table-cell office:value-type="float" office:value="19347" table:style-name="ce38">
            <text:p>19.347</text:p>
          </table:table-cell>
          <table:table-cell office:value-type="string" table:style-name="ce39">
            <text:p>-</text:p>
          </table:table-cell>
          <table:table-cell office:value-type="float" office:value="26386" table:style-name="ce38">
            <text:p>26.386</text:p>
          </table:table-cell>
          <table:table-cell office:value-type="string" table:style-name="ce39">
            <text:p>-</text:p>
          </table:table-cell>
          <table:table-cell office:value-type="float" office:value="19454" table:style-name="ce38">
            <text:p>19.454</text:p>
          </table:table-cell>
          <table:table-cell office:value-type="string" table:style-name="ce39">
            <text:p>-</text:p>
          </table:table-cell>
          <table:table-cell office:value-type="float" office:value="701" table:style-name="ce38">
            <text:p>701</text:p>
          </table:table-cell>
          <table:table-cell office:value-type="string" table:style-name="ce39">
            <text:p>-</text:p>
          </table:table-cell>
          <table:table-cell office:value-type="float" office:value="77718" table:style-name="ce38">
            <text:p>77.718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table:number-columns-repeated="16364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5" table:style-name="ce41">
            <text:p>15</text:p>
          </table:table-cell>
          <table:table-cell office:value-type="string" table:style-name="ce42">
            <text:p>-</text:p>
          </table:table-cell>
          <table:table-cell office:value-type="float" office:value="19" table:style-name="ce41">
            <text:p>19</text:p>
          </table:table-cell>
          <table:table-cell office:value-type="string" table:style-name="ce42">
            <text:p>-</text:p>
          </table:table-cell>
          <table:table-cell office:value-type="float" office:value="117" table:style-name="ce41">
            <text:p>117</text:p>
          </table:table-cell>
          <table:table-cell office:value-type="string" table:style-name="ce42">
            <text:p>-</text:p>
          </table:table-cell>
          <table:table-cell office:value-type="float" office:value="383" table:style-name="ce41">
            <text:p>383</text:p>
          </table:table-cell>
          <table:table-cell office:value-type="string" table:style-name="ce42">
            <text:p>-</text:p>
          </table:table-cell>
          <table:table-cell office:value-type="float" office:value="691" table:style-name="ce41">
            <text:p>691</text:p>
          </table:table-cell>
          <table:table-cell office:value-type="string" table:style-name="ce42">
            <text:p>-</text:p>
          </table:table-cell>
          <table:table-cell office:value-type="float" office:value="717" table:style-name="ce41">
            <text:p>717</text:p>
          </table:table-cell>
          <table:table-cell office:value-type="string" table:style-name="ce42">
            <text:p>-</text:p>
          </table:table-cell>
          <table:table-cell office:value-type="float" office:value="605" table:style-name="ce41">
            <text:p>605</text:p>
          </table:table-cell>
          <table:table-cell office:value-type="string" table:style-name="ce42">
            <text:p>-</text:p>
          </table:table-cell>
          <table:table-cell office:value-type="float" office:value="43" table:style-name="ce41">
            <text:p>43</text:p>
          </table:table-cell>
          <table:table-cell office:value-type="string" table:style-name="ce42">
            <text:p>-</text:p>
          </table:table-cell>
          <table:table-cell office:value-type="float" office:value="2590" table:style-name="ce41">
            <text:p>2.590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table:style-name="ce43"/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85377" table:style-name="ce45">
            <text:p>2.885.377</text:p>
          </table:table-cell>
          <table:table-cell office:value-type="percentage" office:value="1" table:style-name="ce46">
            <text:p>100,0%</text:p>
          </table:table-cell>
          <table:table-cell office:value-type="float" office:value="3882931" table:style-name="ce45">
            <text:p>3.882.931</text:p>
          </table:table-cell>
          <table:table-cell office:value-type="percentage" office:value="0.980526988960984" table:style-name="ce46">
            <text:p>98,1%</text:p>
          </table:table-cell>
          <table:table-cell office:value-type="float" office:value="4851056" table:style-name="ce45">
            <text:p>4.851.056</text:p>
          </table:table-cell>
          <table:table-cell office:value-type="percentage" office:value="0.9089504825382716" table:style-name="ce46">
            <text:p>90,9%</text:p>
          </table:table-cell>
          <table:table-cell office:value-type="float" office:value="6185773" table:style-name="ce45">
            <text:p>6.185.773</text:p>
          </table:table-cell>
          <table:table-cell office:value-type="percentage" office:value="0.87949720942043474" table:style-name="ce46">
            <text:p>87,9%</text:p>
          </table:table-cell>
          <table:table-cell office:value-type="float" office:value="6055633" table:style-name="ce45">
            <text:p>6.055.633</text:p>
          </table:table-cell>
          <table:table-cell office:value-type="percentage" office:value="0.76733841991946772" table:style-name="ce46">
            <text:p>76,7%</text:p>
          </table:table-cell>
          <table:table-cell office:value-type="float" office:value="2401075" table:style-name="ce45">
            <text:p>2.401.075</text:p>
          </table:table-cell>
          <table:table-cell office:value-type="percentage" office:value="0.38538036785100416" table:style-name="ce46">
            <text:p>38,5%</text:p>
          </table:table-cell>
          <table:table-cell office:value-type="float" office:value="874547" table:style-name="ce45">
            <text:p>874.547</text:p>
          </table:table-cell>
          <table:table-cell office:value-type="percentage" office:value="0.17686767894123739" table:style-name="ce46">
            <text:p>17,7%</text:p>
          </table:table-cell>
          <table:table-cell office:value-type="float" office:value="125670" table:style-name="ce45">
            <text:p>125.670</text:p>
          </table:table-cell>
          <table:table-cell office:value-type="percentage" office:value="3.2316828872272024E-2" table:style-name="ce46">
            <text:p>3,2%</text:p>
          </table:table-cell>
          <table:table-cell office:value-type="float" office:value="27262062" table:style-name="ce45">
            <text:p>27.262.062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64725009435580061" table:style-name="ce46">
            <text:p>64,7%</text:p>
          </table:table-cell>
          <table:table-cell table:number-columns-repeated="16364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08-02T14:34:32Z</meta:creation-date>
    <dc:date>2021-08-02T14:34:58Z</dc:date>
  </office:meta>
</office:document-meta>
</file>